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40.5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ve_mbg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office:value-type="string" calcext:value-type="string">
            <text:p>i_move_id</text:p>
          </table:table-cell>
          <table:table-cell office:value-type="string" calcext:value-type="string">
            <text:p>i_id_pers</text:p>
          </table:table-cell>
          <table:table-cell office:value-type="string" calcext:value-type="string">
            <text:p>i_id_session</text:p>
          </table:table-cell>
          <table:table-cell office:value-type="string" calcext:value-type="string">
            <text:p>dt_start_utc</text:p>
          </table:table-cell>
          <table:table-cell office:value-type="string" calcext:value-type="string">
            <text:p>dt_end_utc</text:p>
          </table:table-cell>
          <table:table-cell office:value-type="string" calcext:value-type="string">
            <text:p>i_pid_start</text:p>
          </table:table-cell>
          <table:table-cell office:value-type="string" calcext:value-type="string">
            <text:p>i_pid_end</text:p>
          </table:table-cell>
          <table:table-cell office:value-type="string" calcext:value-type="string">
            <text:p>i_duration_secs</text:p>
          </table:table-cell>
          <table:table-cell office:value-type="string" calcext:value-type="string">
            <text:p>i_distance_m</text:p>
          </table:table-cell>
          <table:table-cell office:value-type="string" calcext:value-type="string">
            <text:p>r_speed_ms</text:p>
          </table:table-cell>
          <table:table-cell office:value-type="string" calcext:value-type="string">
            <text:p>geom_2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03:29:36+02</text:p>
          </table:table-cell>
          <table:table-cell office:value-type="string" calcext:value-type="string">
            <text:p>2019-07-08 03:36:36+02</text:p>
          </table:table-cell>
          <table:table-cell office:value-type="float" office:value="17441" calcext:value-type="float">
            <text:p>17441</text:p>
          </table:table-cell>
          <table:table-cell office:value-type="float" office:value="17525" calcext:value-type="float">
            <text:p>17525</text:p>
          </table:table-cell>
          <table:table-cell office:value-type="float" office:value="420" calcext:value-type="float">
            <text:p>420</text:p>
          </table:table-cell>
          <table:table-cell office:value-type="float" office:value="1678" calcext:value-type="float">
            <text:p>1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020000206A08000013000000EB273392ACDF2B41B4D1F3BC48A25841D6BD196ECFDF2B41DE051FF642A2584180FCBD30B9DF2B41E7DD9EDD42A2584192B0D723FBDF2B418A82AE1230A25841F2C89671F4DF2B4102FBB57020A25841828E153C8FE02B4127EE755CFDA1584184BA6755FFE02B411EADBAB7D1A15841C96532C974E12B4147D612BDB7A15841CC41AE8E87E12B4133A51EDDA8A158416E31526302E22B415F3B0D808CA1584163D8853F6FE22B41A62A49B57EA15841B43329CDF9E22B41B515B27373A158416BC0954188E32B411D7338EA5CA15841F8A9D80C66E42B41CAE6EA6749A15841839AD95A47E52B410B90CDBE31A15841B5E656D785E62B411631FD561CA15841F25557EB19E72B4175D84C9914A15841AB05C3042EE72B418248F3DE14A15841DB319FAB26E72B41EFFC96C117A15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03:39:26+02</text:p>
          </table:table-cell>
          <table:table-cell office:value-type="string" calcext:value-type="string">
            <text:p>2019-07-08 03:56:36+02</text:p>
          </table:table-cell>
          <table:table-cell office:value-type="float" office:value="17559" calcext:value-type="float">
            <text:p>17559</text:p>
          </table:table-cell>
          <table:table-cell office:value-type="float" office:value="17765" calcext:value-type="float">
            <text:p>17765</text:p>
          </table:table-cell>
          <table:table-cell office:value-type="float" office:value="1030" calcext:value-type="float">
            <text:p>1030</text:p>
          </table:table-cell>
          <table:table-cell office:value-type="float" office:value="4347" calcext:value-type="float">
            <text:p>4347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01020000206A08000026000000FA09FE3233E72B41E7B714E018A15841617E028CA6E72B419BC7020312A158411A56A6517CE82B4150D93A7B0BA1584106CDEE150BE92B413D2EF2B009A15841769015223BE92B4185ACEF8B05A15841D862BFE964EA2B41480F890006A15841ABBAF88383EA2B4165683F5B03A1584174571F96B4EA2B41FBC62E0804A158418CA0D0EDC0EA2B41A67D512600A158415F34BFB1EDEA2B41FEBA1A66FEA05841F91C4B0E14EC2B41EE9F06F6FDA05841C42D12BB4BEC2B417A20115500A158419BFA16F3B3EC2B4136DB95FF09A158417566461EC8EE2B41E35C95B71DA15841473ED70401F12B41AE9FC74640A1584172EE368489F12B415D749A1044A15841FD7CC6741FF32B411688DCA554A15841953FA2D453F32B41FA78BB8F57A1584126774496B0F32B410E5CC7DF61A15841DCF08788C5F42B41B6D0F3FA6EA15841814DFED276F52B4174E1A08A7AA15841DEA87BA963F72B413982E6B894A1584134C41A631AF82B41DF6418FE98A158419881CE8DE1FA2B41630E5A11BDA158419DA5DC7B35FC2B41A028362BD1A15841744391A3C2FD2B417F6AABE6E3A158411A7E2CC6E5FD2B4161C55034ECA15841C1A6EF36D8FE2B41E772251804A25841ACD6A16F04FF2B4117716E6B10A25841D58B0DA903FF2B414D8E8F7847A258413AECD44126FF2B4116AC8FBE50A25841AE8AACF82AFF2B41E2BB3DF469A2584147CDF094A7FF2B41D895654F85A2584139F09110DEFF2B41D872410D97A2584104BEC3E4A4FF2B419B7DA924D1A25841846BC35DC5FF2B4195F0A2F8D3A25841BC386F98A1002C4130FC5632D4A2584148FB4D0312012C41B1CF247FDBA25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04:04:36+02</text:p>
          </table:table-cell>
          <table:table-cell office:value-type="string" calcext:value-type="string">
            <text:p>2019-07-08 08:55:10+02</text:p>
          </table:table-cell>
          <table:table-cell office:value-type="float" office:value="17833" calcext:value-type="float">
            <text:p>17833</text:p>
          </table:table-cell>
          <table:table-cell office:value-type="float" office:value="17904" calcext:value-type="float">
            <text:p>17904</text:p>
          </table:table-cell>
          <table:table-cell office:value-type="float" office:value="17434" calcext:value-type="float">
            <text:p>17434</text:p>
          </table:table-cell>
          <table:table-cell office:value-type="float" office:value="536" calcext:value-type="float">
            <text:p>53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1020000206A0800000B000000C2E5C4E1A8012C414E67FC2FE0A2584128F0206979012C41BC8F7AE8F4A25841EC131285AE012C41E4004111F6A25841825E13F9CE012C41745E539EFDA25841D49769C680012C414375E1B111A358417A5911E5A0012C41E116FD391DA35841E9A2248588012C4174774B0221A35841E00BF571A7002C41C883570133A3584199832C516C002C41E3F06B063DA3584134E51A0F6E002C41008FCACF44A358415EEC11E74C002C413F2B595C45A35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09:16:20+02</text:p>
          </table:table-cell>
          <table:table-cell office:value-type="string" calcext:value-type="string">
            <text:p>2019-07-08 09:21:35+02</text:p>
          </table:table-cell>
          <table:table-cell office:value-type="float" office:value="18157" calcext:value-type="float">
            <text:p>18157</text:p>
          </table:table-cell>
          <table:table-cell office:value-type="float" office:value="18220" calcext:value-type="float">
            <text:p>18220</text:p>
          </table:table-cell>
          <table:table-cell office:value-type="float" office:value="315" calcext:value-type="float">
            <text:p>315</text:p>
          </table:table-cell>
          <table:table-cell office:value-type="float" office:value="400" calcext:value-type="float">
            <text:p>400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01020000206A0800000B00000044C9A4D669002C41303407BA39A35841319A84567B002C41B77452F838A358411A5E77D47E002C4115BEE72132A358415839106C8C002C418C391A2A33A358414C7C4A6F7F002C414DD79BB533A358411DC610BD68002C41DBC767EC2BA3584152C401EE65002C41D50F667920A35841CA1C1F8872002C416E3DC10D09A35841154DD4128F002C41E4DE6107FCA25841ADAE1CC6CA002C41D2FF4F0CEFA258413B7A35A92C012C41842E56A5F8A25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09:46:23+02</text:p>
          </table:table-cell>
          <table:table-cell office:value-type="string" calcext:value-type="string">
            <text:p>2019-07-08 09:58:33+02</text:p>
          </table:table-cell>
          <table:table-cell office:value-type="float" office:value="18373" calcext:value-type="float">
            <text:p>18373</text:p>
          </table:table-cell>
          <table:table-cell office:value-type="float" office:value="18502" calcext:value-type="float">
            <text:p>18502</text:p>
          </table:table-cell>
          <table:table-cell office:value-type="float" office:value="730" calcext:value-type="float">
            <text:p>730</text:p>
          </table:table-cell>
          <table:table-cell office:value-type="float" office:value="941" calcext:value-type="float">
            <text:p>94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01020000206A080000160000003427B2CEC3012C4184E42E2DE3A25841BA1C4B371F012C417DA484EADDA258415A1911BA1B012C41DCD0159BE6A25841AEDB5F69EF002C41892930B5E7A25841C48577687C002C41D5DBC0CC02A358418DC7D131D9FF2B41D601F1C404A35841A3CA4C877AFF2B419242024A03A35841900E613C5CFF2B41131CF7281CA35841A063F8EB2DFF2B4181C3427523A35841A52B0E38F6FE2B41DD2A19F225A358415160F2D0C4FE2B415088731E2CA358415ED2B76F49FE2B41E1F587A233A35841426BDCA2ADFD2B41E882493637A358416D70EF188EFD2B41D69872553BA35841C13D022F80FD2B41924C9EFC41A358415648106568FD2B41876DF1153EA358413E5D48C65CFD2B41E0CECF3A41A3584130BC18534FFD2B4155CF69B03FA35841D0A3E51309FD2B41287A2EBE41A35841BB07C56205FD2B41AC78E49145A358413EF7D69EF0FC2B4172B995B347A358414E0A9513F1FC2B417C68CB4951A35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12:20:07+02</text:p>
          </table:table-cell>
          <table:table-cell office:value-type="string" calcext:value-type="string">
            <text:p>2019-07-08 12:30:32+02</text:p>
          </table:table-cell>
          <table:table-cell office:value-type="float" office:value="18520" calcext:value-type="float">
            <text:p>18520</text:p>
          </table:table-cell>
          <table:table-cell office:value-type="float" office:value="18644" calcext:value-type="float">
            <text:p>18644</text:p>
          </table:table-cell>
          <table:table-cell office:value-type="float" office:value="625" calcext:value-type="float">
            <text:p>625</text:p>
          </table:table-cell>
          <table:table-cell office:value-type="float" office:value="716" calcext:value-type="float">
            <text:p>71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01020000206A0800000D0000005F4E921FF3FC2B41ECEA6EA84EA358410BB1499730FD2B41B4E3D88B46A35841B4EDABB476FD2B4105EA660744A358412A700A438AFD2B41772419113AA358418F1FCF32D5FD2B4149D53F4D35A35841F4E6AD1326FF2B413CDAE3E02AA358416C95438F48FF2B411A41CC8926A35841ED6E55235CFF2B41D62AE74E1FA3584100AE39EC62FF2B416801936611A35841BB9887618CFF2B41B84DB63502A35841FA8D71FF78002C413C06ECAE04A35841F2F8302CB8002C41E3C2D91DFCA25841D0D458F4D7002C41B5428369F3A25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13:41:59+02</text:p>
          </table:table-cell>
          <table:table-cell office:value-type="string" calcext:value-type="string">
            <text:p>2019-07-08 14:09:04+02</text:p>
          </table:table-cell>
          <table:table-cell office:value-type="float" office:value="18889" calcext:value-type="float">
            <text:p>18889</text:p>
          </table:table-cell>
          <table:table-cell office:value-type="float" office:value="19211" calcext:value-type="float">
            <text:p>19211</text:p>
          </table:table-cell>
          <table:table-cell office:value-type="float" office:value="1625" calcext:value-type="float">
            <text:p>1625</text:p>
          </table:table-cell>
          <table:table-cell office:value-type="float" office:value="6017" calcext:value-type="float">
            <text:p>601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01020000206A0800003B0000004239618D67012C41D0F047C5DDA2584180B5EEA55A012C41CB1A9B49DAA258412E6F07FE21012C41D2A72CB2D8A25841BC619DB90A002C419237F708D6A2584117E5E75EC8FF2B415244B132D8A25841225A32EEAFFF2B41F9D8DBAED5A25841C232BA15A6FF2B41C2B8AE90D1A258419CF02585E0FF2B417B28675E9BA2584163564D10D7FF2B41C1750DDD95A25841D3F21FAA42FF2B41902E2D9B76A25841BAADD04032FF2B41AFEA697A73A25841B21AC9C91CFF2B41E1503F5B74A25841CFCC1178FAFE2B41CE47C7F66BA2584120C4F331EBFE2B413668BC4F5DA25841ECB32F4BEBFE2B4153FCFE5311A2584196CF7D5AC1FE2B41C3C78A2407A258411A93535918FE2B41A7045B80F5A158417E84FF54EAFD2B410D6E8607E9A158411976F6C5C2FD2B41600C6E4AE5A15841CE18C89355FD2B41E0E1ACA2DDA158412E06DA1C6BFA2B41CB7C83B9B4A158415A77881C0CF82B41D74F758398A15841F347DF8D55F72B415E5E5CA493A15841022F249C2DF62B4189F3734D83A15841101AF9176FF52B41554F64047BA15841E8561D3F63F42B414383705B6BA158410EB2BBE456F32B414D6244DA57A15841A67F67CCCFF12B41CF429AB645A1584174648376FCF02B41828877B33FA15841F5BCA7B293EE2B4196F660D71CA158412E86C5A106ED2B4120AF48200FA15841442EC89063EC2B411B9DCC2304A1584182C973D5EFEB2B41F455A7F801A15841001CFC9A79EB2B413D93294D00A15841E82FDF811BEB2B41DE981D6001A158412F6B6DA5CDEA2B4106BB4A1809A15841C47A2921FAE92B415884184F0AA15841344DDC0E67E92B4189D425C607A15841751A98BA11E92B41831D783F0BA158411FF14573A8E82B4180D1FF110BA158410AB6452B18E72B41D5194E2317A15841B803B0B242E62B414F1A073A23A1584171C79A06E9E52B4134A6E44F26A158412CC9ADC755E52B41FC711DBE30A15841D9129110FAE42B418E2152203DA15841418156855CE42B41126324B54AA158419CAC55730FE42B41DCA96D3357A15841C69C439AC4E32B41195CAA715FA15841C562927081E32B41112D8AD45EA1584130F3E0F15CE32B410CA7D8F561A15841C094EDBECEE22B41147191C673A15841B2262F7EE8E12B41A9007B809CA1584159C1E8EE3BE12B41324D6DF5C6A158413BC1C24AE0E02B41EE847158E2A158412AC9A4DC6FE02B41A85C06650BA2584156E1376A78E02B41F9657B940EA25841A37F021A30E02B414F2C6C7E24A25841AEBA7068E6DF2B4109C33AA627A258416C748357AFDF2B414033E3A03FA2584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15:04:32+02</text:p>
          </table:table-cell>
          <table:table-cell office:value-type="string" calcext:value-type="string">
            <text:p>2019-07-08 15:09:57+02</text:p>
          </table:table-cell>
          <table:table-cell office:value-type="float" office:value="19499" calcext:value-type="float">
            <text:p>19499</text:p>
          </table:table-cell>
          <table:table-cell office:value-type="float" office:value="19564" calcext:value-type="float">
            <text:p>19564</text:p>
          </table:table-cell>
          <table:table-cell office:value-type="float" office:value="325" calcext:value-type="float">
            <text:p>325</text:p>
          </table:table-cell>
          <table:table-cell office:value-type="float" office:value="401" calcext:value-type="float">
            <text:p>401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01020000206A0800000C00000039FB187AA2DF2B41FCEE0F264BA25841C8E8D759A8DF2B41F0A6D17350A25841DA2474448DDF2B4180CF50565AA258415BD6979DCEDF2B418D968CA55EA2584160DFFAB12BE02B41C3B85F475FA25841E248E64466E02B4157E192CC5CA25841BF5927F883E02B418796D4495FA25841367A8FDCECE02B412C8026BB61A25841B59F3C2317E12B41C1A987755FA258411DDB603C4BE12B4121FA558460A2584195F8D210CEE12B41FB71D28A57A25841008D89B6ABE12B41816C15FA51A25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8 15:35:02+02</text:p>
          </table:table-cell>
          <table:table-cell office:value-type="string" calcext:value-type="string">
            <text:p>2019-07-08 15:41:12+02</text:p>
          </table:table-cell>
          <table:table-cell office:value-type="float" office:value="19865" calcext:value-type="float">
            <text:p>19865</text:p>
          </table:table-cell>
          <table:table-cell office:value-type="float" office:value="19938" calcext:value-type="float">
            <text:p>19938</text:p>
          </table:table-cell>
          <table:table-cell office:value-type="float" office:value="370" calcext:value-type="float">
            <text:p>370</text:p>
          </table:table-cell>
          <table:table-cell office:value-type="float" office:value="423" calcext:value-type="float">
            <text:p>423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01020000206A08000010000000AE48C794B3E12B41E4A5FCFD50A25841BE00CD54B6E12B41A78B90914FA25841B7D62A6BA7E12B41648F184D53A25841D5A2B7837BE12B41506340D354A25841E0AFC7B580E12B41713385C858A2584144D4D1A057E12B41D5171B465FA2584199F2BB590BE12B41D4F6658E5DA258414672A549F0E02B4149463BC15FA25841EE5E98A5B4E02B419F9DA1735FA25841EE94C4C572E02B4199B0AACE61A2584162EE64F938E02B4147ED48AB5DA258414AE56101F0DF2B41D72624F562A25841882F2A48ADDF2B41E55F8DA463A25841D3A39B6270DF2B414B3954955AA25841B6E7F40271DF2B4170E250A651A2584136A4B34E81DF2B4118EE2AA54DA258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3:49:33+02</text:p>
          </table:table-cell>
          <table:table-cell office:value-type="string" calcext:value-type="string">
            <text:p>2019-07-09 03:57:38+02</text:p>
          </table:table-cell>
          <table:table-cell office:value-type="float" office:value="20732" calcext:value-type="float">
            <text:p>20732</text:p>
          </table:table-cell>
          <table:table-cell office:value-type="float" office:value="20829" calcext:value-type="float">
            <text:p>20829</text:p>
          </table:table-cell>
          <table:table-cell office:value-type="float" office:value="485" calcext:value-type="float">
            <text:p>485</text:p>
          </table:table-cell>
          <table:table-cell office:value-type="float" office:value="506" calcext:value-type="float">
            <text:p>506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01020000206A0800000D0000008663B1CE73DF2B41E6D36FE952A2584156A422CC75DF2B410CEC54DB5BA2584127577FA34FDF2B41BA42B8595FA25841323BA40360DF2B41D90081C360A25841224FAA064EDF2B4175D6695A62A25841C03BE34037DF2B41B4F4069070A2584185C71E2317DF2B418725611772A2584147585C13A7DE2B41FB57830597A25841D7FEC8A085DE2B4190FD1A899AA25841B88039DF1DDE2B41FF5B1F8B9CA25841AB47079A9CDD2B41579674BFA2A25841C8F4D5046ADD2B41B155E42F9CA25841473AC7F764DD2B41FC0A5D509FA258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3:59:18+02</text:p>
          </table:table-cell>
          <table:table-cell office:value-type="string" calcext:value-type="string">
            <text:p>2019-07-09 04:27:28+02</text:p>
          </table:table-cell>
          <table:table-cell office:value-type="float" office:value="20849" calcext:value-type="float">
            <text:p>20849</text:p>
          </table:table-cell>
          <table:table-cell office:value-type="float" office:value="21049" calcext:value-type="float">
            <text:p>21049</text:p>
          </table:table-cell>
          <table:table-cell office:value-type="float" office:value="1690" calcext:value-type="float">
            <text:p>1690</text:p>
          </table:table-cell>
          <table:table-cell office:value-type="float" office:value="5425" calcext:value-type="float">
            <text:p>5425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01020000206A0800002E000000175762B765DD2B418614BC5AA1A258410A4250ACEEDD2B418E81E9949FA2584124A679E617DE2B419FFFEDDEA5A25841B670136035DE2B41F9C937E3AEA2584137EC093D55DE2B4149099D14B2A2584181D70E1D58DE2B4170CAACDCB6A258417CA3C8444BDE2B41F3B0FC07C8A25841BDA8172455DE2B416EBB0A47C9A25841A50E595D20DE2B41D1039F4FD2A258411B41D31E6FDE2B411F865E79D5A25841D0E77C758BDE2B417370A4ADCDA258416F64466DAFDE2B415DA7B878CBA258414C2B34BC8FDF2B4193BDF444C8A25841B73F46690EE12B417E4EFF08BAA25841A4A2619B56E12B415C09734ABCA25841C80749A72DE22B411364A2B2B4A25841CF8920D7D9E22B41B05B1A67B3A2584122776FB63EE32B41727F2875B0A2584182318204A4E32B41DBAC9E20BBA258418734668A0AE42B41B2DE7254C2A258415AFC1CFF65E42B4112402B75CFA25841DA7C4CADA7E42B41A2F6E7E5CBA258412CC3DBE55FE52B4105E2F8F8D6A25841C056934679E52B418482092FD5A25841C0591A105EE62B41270C9088D8A2584140DA1EB4A3F72B414FFCFC032FA35841821951A413F82B4101BF762B27A35841B21004F83AF82B413681A9972DA35841F869AC6FD5F82B41A2087F4627A358410C8C574062F92B41934CBEC225A35841209E82D4F0FC2B419C7C3A5433A358419E9B535699FD2B419583C3AD37A35841CF73A69C36FE2B4117E8596343A358415875966B19FF2B41428340E94AA3584137C3238D1D002C41413673C14AA358410035A14232002C4137BAEE0746A35841AEC7004538002C41C1BDA94B35A35841C0E2CE254F002C4154A4C0E735A3584158EDF59B6B002C41913AE11D0EA358413427F82E7C002C4112663B4308A35841D0060FB51E012C41047F244A01A35841476C11F03D012C412C703147FEA258416C07C99F4D012C41866A62CAF8A258413AB195B49C012C419D69918DEFA25841F0ABC46E07022C416A100C8AE9A25841A5E069F679022C4119218611DFA25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5:06:29+02</text:p>
          </table:table-cell>
          <table:table-cell office:value-type="string" calcext:value-type="string">
            <text:p>2019-07-09 05:08:09+02</text:p>
          </table:table-cell>
          <table:table-cell office:value-type="float" office:value="21103" calcext:value-type="float">
            <text:p>21103</text:p>
          </table:table-cell>
          <table:table-cell office:value-type="float" office:value="21118" calcext:value-type="float">
            <text:p>2111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01020000206A080000070000004889426C54012C41ADDE12FCE8A258419063AAA266012C4179288549EBA25841349716B257012C4115B05C63EAA25841A0DD092B62012C418D3D0F9CE7A2584108A8E3128E012C413E01AE3CE4A25841191A3A745A012C4114E5A16FE2A2584170A483E558012C41E1A096EDDAA25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8:25:44+02</text:p>
          </table:table-cell>
          <table:table-cell office:value-type="string" calcext:value-type="string">
            <text:p>2019-07-09 08:30:14+02</text:p>
          </table:table-cell>
          <table:table-cell office:value-type="float" office:value="21189" calcext:value-type="float">
            <text:p>21189</text:p>
          </table:table-cell>
          <table:table-cell office:value-type="float" office:value="21243" calcext:value-type="float">
            <text:p>21243</text:p>
          </table:table-cell>
          <table:table-cell office:value-type="float" office:value="270" calcext:value-type="float">
            <text:p>270</text:p>
          </table:table-cell>
          <table:table-cell office:value-type="float" office:value="327" calcext:value-type="float">
            <text:p>32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01020000206A0800000900000082A3D44F54012C4112864AA2F3A2584144945A073E012C41F4D951F4FDA25841C070415364012C4185D6D35A03A3584118DE18AD64012C410DE76A8B17A35841DCFB640B46012C413AFB34E21FA358416432ACF5E4002C4126AE76AE2BA35841B0C95C13D5002C41882CB60230A3584115D1FBC5A0002C418A284F8332A35841780A9A889C002C41E476404838A358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9:19:34+02</text:p>
          </table:table-cell>
          <table:table-cell office:value-type="string" calcext:value-type="string">
            <text:p>2019-07-09 09:23:24+02</text:p>
          </table:table-cell>
          <table:table-cell office:value-type="float" office:value="21835" calcext:value-type="float">
            <text:p>21835</text:p>
          </table:table-cell>
          <table:table-cell office:value-type="float" office:value="21881" calcext:value-type="float">
            <text:p>21881</text:p>
          </table:table-cell>
          <table:table-cell office:value-type="float" office:value="230" calcext:value-type="float">
            <text:p>230</text:p>
          </table:table-cell>
          <table:table-cell office:value-type="float" office:value="383" calcext:value-type="float">
            <text:p>383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01020000206A0800000900000075EBFBFA91002C411C88717C39A358419632E8FB77002C41681031EF28A35841709B450F88002C41F5281C790EA35841284CDB48A5002C41542B0B38FCA2584126D3ADFDB5002C41E82615D4F6A25841F8A025FCE1002C41641EBC34F2A258410A0F0A4806012C4117254737EAA258410E7CC5FE2C012C4139B6909BE7A25841EA92F27A56012C416EF617FCEAA258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09:34:34+02</text:p>
          </table:table-cell>
          <table:table-cell office:value-type="string" calcext:value-type="string">
            <text:p>2019-07-09 10:08:39+02</text:p>
          </table:table-cell>
          <table:table-cell office:value-type="float" office:value="21965" calcext:value-type="float">
            <text:p>21965</text:p>
          </table:table-cell>
          <table:table-cell office:value-type="float" office:value="22026" calcext:value-type="float">
            <text:p>22026</text:p>
          </table:table-cell>
          <table:table-cell office:value-type="float" office:value="2045" calcext:value-type="float">
            <text:p>2045</text:p>
          </table:table-cell>
          <table:table-cell office:value-type="float" office:value="538" calcext:value-type="float">
            <text:p>53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1020000206A080000110000000E6393EF6A012C41CD6B2882E2A25841EF341CCBA1012C41CF926B63A7A258416470E3F294012C413D4852E5A0A25841F89AAEEA9C012C416213DC7493A25841A30D9B3590012C41640E1DA997A258410F053C849B012C419C10A14D9AA258412E9A7D1775012C41500C19AC9EA258414F3390DC80012C41042F2EDF9CA2584127BB19157B012C411808195697A25841EA4F17C4A3012C41F281EC8590A25841EE06E5DD98012C41B77E9F398FA25841F4DACFF06F012C415045863D92A258414D2427F872012C4147DF76EB8EA258417D736462A5012C41E0742E7E8EA258417ABAF2DBAF012C4114B1F4A38CA25841E11AC681B4012C41828998BE8EA25841D2DB28E8A1012C411ECA77AE8FA258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2:39:38+02</text:p>
          </table:table-cell>
          <table:table-cell office:value-type="string" calcext:value-type="string">
            <text:p>2019-07-09 12:42:03+02</text:p>
          </table:table-cell>
          <table:table-cell office:value-type="float" office:value="22939" calcext:value-type="float">
            <text:p>22939</text:p>
          </table:table-cell>
          <table:table-cell office:value-type="float" office:value="22960" calcext:value-type="float">
            <text:p>22960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01020000206A08000007000000DBD83F84CF012C41E2A53FEEDCA2584183B14153D1012C41DAD322E2DEA258410CDBE34AE0012C4195574129D9A25841F5373B77B2012C41360284C6DDA25841BC00C7D1AE012C414FA1B590DFA258417CE1FACEC1012C41CBA5AA3DDDA25841F1868B5D86012C4175F4EA4BE9A25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2:54:38+02</text:p>
          </table:table-cell>
          <table:table-cell office:value-type="string" calcext:value-type="string">
            <text:p>2019-07-09 12:54:58+02</text:p>
          </table:table-cell>
          <table:table-cell office:value-type="float" office:value="23011" calcext:value-type="float">
            <text:p>23011</text:p>
          </table:table-cell>
          <table:table-cell office:value-type="float" office:value="23014" calcext:value-type="float">
            <text:p>23014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01020000206A0800000200000004BF368DC9012C419670912CE4A25841EF0598A6D0012C41E5BE66C2DAA25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03:35+02</text:p>
          </table:table-cell>
          <table:table-cell office:value-type="string" calcext:value-type="string">
            <text:p>2019-07-09 14:06:10+02</text:p>
          </table:table-cell>
          <table:table-cell office:value-type="float" office:value="23349" calcext:value-type="float">
            <text:p>23349</text:p>
          </table:table-cell>
          <table:table-cell office:value-type="float" office:value="23376" calcext:value-type="float">
            <text:p>23376</text:p>
          </table:table-cell>
          <table:table-cell office:value-type="float" office:value="155" calcext:value-type="float">
            <text:p>155</text:p>
          </table:table-cell>
          <table:table-cell office:value-type="float" office:value="269" calcext:value-type="float">
            <text:p>269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01020000206A08000009000000B106E4F88E012C414B2EDCF8E1A25841D9DEC583B2012C41271E7331E3A25841262DD50DA6012C411CF2E09BD7A258410BD1EB77C9012C4132AAEF37DAA258414E28BF91C4012C41761274ABDDA25841EEF372E7B5012C418129BFB9DCA2584146CB2B17EB012C4107474D97EBA25841D0EC0050D6012C415CBAEA9EEFA258419EDD23CB95012C418E078734DEA258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11:00+02</text:p>
          </table:table-cell>
          <table:table-cell office:value-type="string" calcext:value-type="string">
            <text:p>2019-07-09 14:13:05+02</text:p>
          </table:table-cell>
          <table:table-cell office:value-type="float" office:value="23418" calcext:value-type="float">
            <text:p>23418</text:p>
          </table:table-cell>
          <table:table-cell office:value-type="float" office:value="23436" calcext:value-type="float">
            <text:p>23436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01020000206A080000060000002894532290012C41589B2932CBA25841ABA589FFAD012C4114FE9CA4D2A25841FBBD4C989F012C41FE6EA427D9A25841B679E48A98012C41FE99C926D8A258413A8D3437A3012C41903091E9DEA25841D72B5EA379012C4138B205F3CCA25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21:00+02</text:p>
          </table:table-cell>
          <table:table-cell office:value-type="string" calcext:value-type="string">
            <text:p>2019-07-09 14:25:05+02</text:p>
          </table:table-cell>
          <table:table-cell office:value-type="float" office:value="23479" calcext:value-type="float">
            <text:p>23479</text:p>
          </table:table-cell>
          <table:table-cell office:value-type="float" office:value="23502" calcext:value-type="float">
            <text:p>23502</text:p>
          </table:table-cell>
          <table:table-cell office:value-type="float" office:value="245" calcext:value-type="float">
            <text:p>245</text:p>
          </table:table-cell>
          <table:table-cell office:value-type="float" office:value="136" calcext:value-type="float">
            <text:p>136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1020000206A0800000500000040A6E8E292012C41A3F7D16EDCA25841DCB95A6579012C41C413FF96DEA2584126AFA81D83012C41BF94FEF6D7A25841D885EEF3BF012C411C6F5C40DEA25841D9918D9428022C410D918F0DDBA258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25:45+02</text:p>
          </table:table-cell>
          <table:table-cell office:value-type="string" calcext:value-type="string">
            <text:p>2019-07-09 14:33:20+02</text:p>
          </table:table-cell>
          <table:table-cell office:value-type="float" office:value="23510" calcext:value-type="float">
            <text:p>23510</text:p>
          </table:table-cell>
          <table:table-cell office:value-type="float" office:value="23601" calcext:value-type="float">
            <text:p>23601</text:p>
          </table:table-cell>
          <table:table-cell office:value-type="float" office:value="455" calcext:value-type="float">
            <text:p>455</text:p>
          </table:table-cell>
          <table:table-cell office:value-type="float" office:value="2408" calcext:value-type="float">
            <text:p>2408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01020000206A080000150000007CA613EE2F022C41D57B0B11DAA2584138E7E10D07022C4134576C0BDBA25841564E99C2D9012C41724BD64ED6A258417B608069B9012C412E4391C4D6A258410DD60D6AB1012C413F151DFEDAA258418ACD69A990012C413B68C8F5DBA25841CE0C46F6EE002C41A8FE9B97D7A25841237C4CA840002C413DD4FA21D6A25841CB1E488659FF2B41EBE42F5CD8A25841E9AC8F29F3FE2B41AEA4B2E4DBA25841F5094A6FF8FA2B4112079240BCA258419427D4D7A3FA2B410DC7C3ECA2A25841B894E4D4AEFA2B412E987EDE95A25841CA44F29CE2FA2B41E0C71A5D93A25841F4E8E132D4FA2B418AC950F78AA2584198E9D307A6FA2B41C619CFE680A25841073EAC2262FA2B41A5AB452480A25841A59AA64A46F62B419F5FF50DA6A258413EC9779330F52B412A49B3E1ABA25841D7103D7CFEF32B415C2B7853ADA258415EC3EB8FAEF12B4130E6AA9CB4A258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34:45+02</text:p>
          </table:table-cell>
          <table:table-cell office:value-type="string" calcext:value-type="string">
            <text:p>2019-07-09 14:42:35+02</text:p>
          </table:table-cell>
          <table:table-cell office:value-type="float" office:value="23618" calcext:value-type="float">
            <text:p>23618</text:p>
          </table:table-cell>
          <table:table-cell office:value-type="float" office:value="23712" calcext:value-type="float">
            <text:p>23712</text:p>
          </table:table-cell>
          <table:table-cell office:value-type="float" office:value="470" calcext:value-type="float">
            <text:p>470</text:p>
          </table:table-cell>
          <table:table-cell office:value-type="float" office:value="2138" calcext:value-type="float">
            <text:p>2138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01020000206A0800000F000000502C605E76F12B41B780C01BB5A2584126805F262BF12B41524C687EB1A25841102D44AB45F02B4139BEFD5095A25841E9B6BB2500F02B41B08F42568BA2584133A27C4AB7EF2B419A15719079A25841F5BF10771FEE2B419039FB3F4BA258414C9C5B2B7BEA2B41BC3CC27202A258411E5CE061D4E92B412231913E00A2584180CEC0D35BE92B417508C65002A25841225EA9A43FE92B418A5A830E11A2584103FA37DE0AE72B41F5A3BBDF12A25841FB391CE82DE52B41513EAD85EFA158414429ADCE05E42B41F391B274E3A15841E5706E15B9E32B41E1F35062E2A15841C2F0E1E5BEE32B41DE5C6B74DDA158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4:42:50+02</text:p>
          </table:table-cell>
          <table:table-cell office:value-type="string" calcext:value-type="string">
            <text:p>2019-07-09 14:50:35+02</text:p>
          </table:table-cell>
          <table:table-cell office:value-type="float" office:value="23715" calcext:value-type="float">
            <text:p>23715</text:p>
          </table:table-cell>
          <table:table-cell office:value-type="float" office:value="23807" calcext:value-type="float">
            <text:p>23807</text:p>
          </table:table-cell>
          <table:table-cell office:value-type="float" office:value="465" calcext:value-type="float">
            <text:p>465</text:p>
          </table:table-cell>
          <table:table-cell office:value-type="float" office:value="1104" calcext:value-type="float">
            <text:p>1104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01020000206A08000015000000962799C8BBE32B4177084659DDA1584158980E6B83E32B415AEBD0C0D8A158411025AF5F66E32B415BD0B852DEA15841F0378D6153E32B41A1E8FECBDEA15841E20A24129CE22B4108ADB0390AA2584194B2A6CD25E22B41AC0BF3F52AA25841AC28D9AE8FE12B415F9710C72FA25841F9EA6FC74DE12B411F83C5872CA25841966CCD35ECE02B41E3D67D042CA258414F73A10450E02B41925D59C335A25841E0D0D6DB41E02B411ADA5CAA38A2584130936F1756E02B41C2436B5B4DA25841F6C17BC24AE02B411247CEB75EA258417C0B86876EDF2B4147F9FA905CA258413973CC8C5FDF2B41A9A6A26663A25841D6BE30EE3CDF2B41F7088F9A62A2584160BD645B3FDF2B411D40053565A258410CB152E177DF2B418190973E55A25841C515BA268BDF2B417EDDCDC053A2584103572D37A9DF2B4126129EDF55A25841B2C0C69690DF2B4116EA20EF54A258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5:18:30+02</text:p>
          </table:table-cell>
          <table:table-cell office:value-type="string" calcext:value-type="string">
            <text:p>2019-07-09 15:27:55+02</text:p>
          </table:table-cell>
          <table:table-cell office:value-type="float" office:value="23865" calcext:value-type="float">
            <text:p>23865</text:p>
          </table:table-cell>
          <table:table-cell office:value-type="float" office:value="23978" calcext:value-type="float">
            <text:p>23978</text:p>
          </table:table-cell>
          <table:table-cell office:value-type="float" office:value="565" calcext:value-type="float">
            <text:p>565</text:p>
          </table:table-cell>
          <table:table-cell office:value-type="float" office:value="700" calcext:value-type="float">
            <text:p>700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01020000206A0800001100000020A69A869ADF2B419D6D217C4BA2584147B06E5D9BDF2B41BA9A9BFF50A25841802CB398CCDF2B4130625F334EA25841B22D9F29F1DF2B415802ED964EA25841D61C8E494FE02B41C16EC9CA57A25841CE831B3D60E02B410DF3C7D15CA25841F4773BED7AE02B41E0F22ED55EA25841B2DBAF33D7E02B4192C3F2945EA25841F562FF94F7E02B4110C2E6D960A25841D22868FC87E12B415BD6EFCB5CA25841B78CB3D0A0E12B4168650C3359A25841D664D611D7E12B41A849013D56A25841490A83E58CE22B41E386792B55A25841AEC8E85CAFE22B4120F8B28556A25841430B3DF117E32B4178A632BE60A2584128666AACCCE32B411481F1417DA2584139232171E0E32B41FC346D7483A258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5:28:20+02</text:p>
          </table:table-cell>
          <table:table-cell office:value-type="string" calcext:value-type="string">
            <text:p>2019-07-09 15:34:45+02</text:p>
          </table:table-cell>
          <table:table-cell office:value-type="float" office:value="23983" calcext:value-type="float">
            <text:p>23983</text:p>
          </table:table-cell>
          <table:table-cell office:value-type="float" office:value="24060" calcext:value-type="float">
            <text:p>24060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01020000206A08000009000000C87EBB99E3E32B41A345215984A25841C06E8880DEE32B41D00E0BE482A2584177D9F686EFE32B41A8B50FD883A2584112DA1E06DEE32B4131000BE17FA25841D4C1842325E42B412E680DE176A25841BF2A284A55E42B412258680765A25841A2367330ECE32B41087F166587A25841DA5F4434C4E32B4175AA6F0288A25841F50DA1AA6CE32B4182010E9880A258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 16:14:44+02</text:p>
          </table:table-cell>
          <table:table-cell office:value-type="string" calcext:value-type="string">
            <text:p>2019-07-10 04:56:00+02</text:p>
          </table:table-cell>
          <table:table-cell office:value-type="float" office:value="24492" calcext:value-type="float">
            <text:p>24492</text:p>
          </table:table-cell>
          <table:table-cell office:value-type="float" office:value="24516" calcext:value-type="float">
            <text:p>24516</text:p>
          </table:table-cell>
          <table:table-cell office:value-type="float" office:value="45676" calcext:value-type="float">
            <text:p>45676</text:p>
          </table:table-cell>
          <table:table-cell office:value-type="float" office:value="721" calcext:value-type="float">
            <text:p>72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1020000206A080000030000000CCE4D50C1E32B4171821B2586A258418EF9DCBA50E22B41FB00A00A19A25841300451C13BE32B41422A04C5E2A158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04:57:55+02</text:p>
          </table:table-cell>
          <table:table-cell office:value-type="string" calcext:value-type="string">
            <text:p>2019-07-10 04:59:05+02</text:p>
          </table:table-cell>
          <table:table-cell office:value-type="float" office:value="24539" calcext:value-type="float">
            <text:p>24539</text:p>
          </table:table-cell>
          <table:table-cell office:value-type="float" office:value="24553" calcext:value-type="float">
            <text:p>24553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01020000206A080000040000001AFA6EC44BE32B41C7775329D9A158411A8FCE1A5FE32B41B3C76370D7A15841C6C5D4D3D3E32B4158B6ACF4B0A1584160F56B1B3DE42B41B3C4F5FBB2A15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06:08:43+02</text:p>
          </table:table-cell>
          <table:table-cell office:value-type="string" calcext:value-type="string">
            <text:p>2019-07-10 06:13:33+02</text:p>
          </table:table-cell>
          <table:table-cell office:value-type="float" office:value="25048" calcext:value-type="float">
            <text:p>25048</text:p>
          </table:table-cell>
          <table:table-cell office:value-type="float" office:value="25106" calcext:value-type="float">
            <text:p>25106</text:p>
          </table:table-cell>
          <table:table-cell office:value-type="float" office:value="290" calcext:value-type="float">
            <text:p>290</text:p>
          </table:table-cell>
          <table:table-cell office:value-type="float" office:value="1057" calcext:value-type="float">
            <text:p>1057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01020000206A0800001900000074F1F15586E42B410DCB6870B3A1584146D396DC84E42B41C676E222B2A158417154FA9284E42B412ED24320B4A158412EF0E39602E42B41D1406F6FB1A15841A9CC09EEF0E32B41C82775B8B3A1584121F71FED95E32B4176FB7EA5CEA15841A697067F87E32B41DFF90E03DCA158410E5F1CC85CE32B41442426DBDFA1584177F6D3981BE32B410A12C1EDEDA158416B54EFAAA4E22B414C17B51810A258417B842AE647E22B41047A904322A258415CD2E90B33E22B4138A858FB32A25841A820FE5A24E22B41041CB8422FA2584166A8BF6B07E22B41DBE00CCB2DA25841A8603BB3E5E12B41E77F39952CA258413CBF04D2B9E12B41F8D0B1032EA25841ACA639AA36E12B41A42813B640A25841C3B9C1C204E12B411152DD4A3FA258415AC332F3D0E02B41736DA8F041A258412C1C82B29FE02B41AF53A2F541A258410618B4B26CE02B41740D9E6A46A25841AC9DF61F2BE02B4170808F1140A2584162C47B6C09E02B41E02A03BD3FA258417D9C5E52DBDF2B415C31824A48A2584131ED6F2CB8DF2B41D3C4BF5C4AA258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08:44:24+02</text:p>
          </table:table-cell>
          <table:table-cell office:value-type="string" calcext:value-type="string">
            <text:p>2019-07-10 08:44:34+02</text:p>
          </table:table-cell>
          <table:table-cell office:value-type="float" office:value="25628" calcext:value-type="float">
            <text:p>25628</text:p>
          </table:table-cell>
          <table:table-cell office:value-type="float" office:value="25630" calcext:value-type="float">
            <text:p>256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1020000206A080000020000001F88EF9E2BDF2B4188A759F149A258411A8152A93DDF2B41CF5412114AA258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-07-10 09:34:05+02</text:p>
          </table:table-cell>
          <table:table-cell office:value-type="string" calcext:value-type="string">
            <text:p>2019-07-10 09:38:15+02</text:p>
          </table:table-cell>
          <table:table-cell office:value-type="float" office:value="25638" calcext:value-type="float">
            <text:p>25638</text:p>
          </table:table-cell>
          <table:table-cell office:value-type="float" office:value="25688" calcext:value-type="float">
            <text:p>25688</text:p>
          </table:table-cell>
          <table:table-cell office:value-type="float" office:value="250" calcext:value-type="float">
            <text:p>250</text:p>
          </table:table-cell>
          <table:table-cell office:value-type="float" office:value="584" calcext:value-type="float">
            <text:p>584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01020000206A08000014000000E210B75F90E22B4184DD38364FA2584114C84B7B9DE22B41C752F81251A25841441685C795E22B418F08245B53A25841443CBB5D74E22B41B48823D554A258413CA3531B42E22B41234F594D5CA25841A7F74FE5E9E12B410FA39A295AA2584168EA8DC9DBE12B41762D3CC75EA25841D1A3705FB9E12B4113EFA60961A25841063E9A92A6E12B413CE45DEB5EA25841D58CB57BA9E12B410D77EDA961A258410E355DEA83E12B41D3F8BE2860A258416B24689C5BE12B41B53624EE61A2584162F0E03F5CE12B413785276A63A2584172BD53C9ECE02B416C922ACE65A2584127BE4C6EC8E02B419FC53EB463A258416004C38C9CE02B41BD9DC98A5DA2584180DD22BF51E02B41EB10A3205DA258413E03095E36E02B41B05E724764A25841E766E68A70DF2B41756C379F61A258412237D79246DF2B4110E2FFC04FA258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1:47:40+02</text:p>
          </table:table-cell>
          <table:table-cell office:value-type="string" calcext:value-type="string">
            <text:p>2019-07-10 11:57:40+02</text:p>
          </table:table-cell>
          <table:table-cell office:value-type="float" office:value="25705" calcext:value-type="float">
            <text:p>25705</text:p>
          </table:table-cell>
          <table:table-cell office:value-type="float" office:value="25825" calcext:value-type="float">
            <text:p>25825</text:p>
          </table:table-cell>
          <table:table-cell office:value-type="float" office:value="600" calcext:value-type="float">
            <text:p>600</text:p>
          </table:table-cell>
          <table:table-cell office:value-type="float" office:value="1965" calcext:value-type="float">
            <text:p>1965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01020000206A0800002400000098267D989CDF2B41535418624FA2584191BF97496EDF2B41044A10FB52A258419681525C81DF2B41B04FCA4151A258414C5D0D5D94DF2B41CB43C65F44A2584132918726C6DF2B41A1F8A70C36A25841987DF98EE4DF2B41269D19321EA258418BB01AB0AADF2B411BFDFBCB10A258417625DD5F90DF2B418ED29870F9A158410144AA566FDF2B41508982D5F3A1584100F18FB768DF2B41A2CC5E63EEA158411BF756B7A0DF2B415490895DCCA15841FA5BD38C87DF2B4105365292C9A15841B28150702BDF2B412BD7CC25CAA15841905E165B0DDF2B419B42BBD7CCA15841DA24D755EEDE2B418FFFFE85C7A158419EDB05DAE9DE2B417919F7BDB1A1584153270632CBDE2B411ACDCBF3ADA158419887A0D1EADE2B4115CE898794A15841C7084881B8DE2B4119A97A2789A15841F03518F3A8DE2B415E342B0A7FA158410936093272DE2B417E6A66CD6FA15841E1DCEC8A48DE2B4172E4BC0843A15841214656F92FDE2B411C114EA132A158413006DD4D14DE2B4178A2C7A32AA158418B3F610087DD2B4147A5976B21A15841600F8BB1E3DC2B41A7B9288F10A158418CEB7B9028DC2B4134D46C3C07A1584168DB4E1F12DC2B41F960982302A15841B441DCD5BDDB2B41B378DC20FCA0584142EA9E5633DB2B41063A0ECBFAA0584198489163EEDA2B415CC40A38F5A0584115D60EEDD5DA2B41A229CDB4F2A0584183DDAEAECCDA2B4182D219D7E0A058416728C64396DA2B4180E1ACD1DAA0584126E4387788DA2B41ED375374DBA058419AD3DDBE8FDA2B41614CB891DDA058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2:32:50+02</text:p>
          </table:table-cell>
          <table:table-cell office:value-type="string" calcext:value-type="string">
            <text:p>2019-07-10 12:36:30+02</text:p>
          </table:table-cell>
          <table:table-cell office:value-type="float" office:value="25843" calcext:value-type="float">
            <text:p>25843</text:p>
          </table:table-cell>
          <table:table-cell office:value-type="float" office:value="25886" calcext:value-type="float">
            <text:p>25886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01020000206A080000090000007306DAE27EDA2B41E233122CD8A058411C4476EB88DA2B41CE1E1DE4D7A05841702CAE4468DA2B411B67E863DAA0584152387E8B74DA2B4123022FAAD7A05841B284874684DA2B419271BC89D9A05841D2DE8BDE94DA2B41FA203544D8A05841B8C60100ADDA2B4125C392ACCDA05841979DD44D6ADA2B412732778FB1A05841D768733C77DA2B415F7E0167ADA058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3:31:35+02</text:p>
          </table:table-cell>
          <table:table-cell office:value-type="string" calcext:value-type="string">
            <text:p>2019-07-10 13:33:10+02</text:p>
          </table:table-cell>
          <table:table-cell office:value-type="float" office:value="25889" calcext:value-type="float">
            <text:p>25889</text:p>
          </table:table-cell>
          <table:table-cell office:value-type="float" office:value="25908" calcext:value-type="float">
            <text:p>25908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01020000206A0800000300000068A61B6FC8DA2B41BD70C72FB4A05841A0B15902C4DA2B41286905B7BBA05841D2DFE268F6DA2B415E53BB8DCCA058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4:27:28+02</text:p>
          </table:table-cell>
          <table:table-cell office:value-type="string" calcext:value-type="string">
            <text:p>2019-07-10 14:30:23+02</text:p>
          </table:table-cell>
          <table:table-cell office:value-type="float" office:value="25946" calcext:value-type="float">
            <text:p>25946</text:p>
          </table:table-cell>
          <table:table-cell office:value-type="float" office:value="25981" calcext:value-type="float">
            <text:p>25981</text:p>
          </table:table-cell>
          <table:table-cell office:value-type="float" office:value="175" calcext:value-type="float">
            <text:p>175</text:p>
          </table:table-cell>
          <table:table-cell office:value-type="float" office:value="489" calcext:value-type="float">
            <text:p>489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01020000206A0800000800000003AC7459FBDA2B415D234CB0E1A05841711B9F370BDB2B41725387ECE5A058419E23E6966FDB2B414C623062EFA05841D4A9DE8AAEDB2B41931EF1F0F2A05841B8BD71EE37DC2B414E57A0F0FFA058411932D4E055DD2B41A2DFA99813A15841BAF15B7CDCDD2B41F0359B1C22A158415AF3FD5D21DE2B418F810F4021A158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4:31:13+02</text:p>
          </table:table-cell>
          <table:table-cell office:value-type="string" calcext:value-type="string">
            <text:p>2019-07-10 14:36:08+02</text:p>
          </table:table-cell>
          <table:table-cell office:value-type="float" office:value="25991" calcext:value-type="float">
            <text:p>25991</text:p>
          </table:table-cell>
          <table:table-cell office:value-type="float" office:value="26050" calcext:value-type="float">
            <text:p>26050</text:p>
          </table:table-cell>
          <table:table-cell office:value-type="float" office:value="295" calcext:value-type="float">
            <text:p>295</text:p>
          </table:table-cell>
          <table:table-cell office:value-type="float" office:value="1006" calcext:value-type="float">
            <text:p>1006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01020000206A0800000B000000249F41F714DE2B411FEB3D9121A158416E100A0268DE2B415040ACCD1DA15841A88535E10ADF2B415C5526561AA15841E15FE1AC5EE02B419E65F53F0AA1584182C7B316FAE02B41323AE34906A158411102319980E12B41AC2E0C5511A15841C1389DCA30E32B41D4BE4F261DA15841CDF8E968AFE42B41B07409FF2BA1584180C1DA8BD8E42B4194BF11FD2BA15841306384E2EFE42B4124DD5F173BA15841F3AC8DED17E52B41ACFAA9E241A158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5:09:33+02</text:p>
          </table:table-cell>
          <table:table-cell office:value-type="string" calcext:value-type="string">
            <text:p>2019-07-10 15:16:03+02</text:p>
          </table:table-cell>
          <table:table-cell office:value-type="float" office:value="26168" calcext:value-type="float">
            <text:p>26168</text:p>
          </table:table-cell>
          <table:table-cell office:value-type="float" office:value="26246" calcext:value-type="float">
            <text:p>26246</text:p>
          </table:table-cell>
          <table:table-cell office:value-type="float" office:value="390" calcext:value-type="float">
            <text:p>390</text:p>
          </table:table-cell>
          <table:table-cell office:value-type="float" office:value="1374" calcext:value-type="float">
            <text:p>1374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01020000206A08000011000000BDF46B0D2FE52B41280752B040A158417C0EE55FFCE42B41EEFD582540A1584186DFBB1AE2E42B4110942A9B3CA15841F63B2C16EFE42B41506E56083DA15841281D173AE9E42B4151BFAE463FA1584165A5627B68E42B41CAA07B2349A15841A6BE34CD0FE42B41C289D7E056A158413AA4A02989E32B418703951F63A15841A545DAA4C4E22B41628389C07EA1584180ADF24363E12B415894C0E0C5A15841114B0DD0FFE02B414938BDD4D2A15841BA3584FAF2E02B41DA8E48FBE2A1584166AD574021E02B415DC6CA3224A25841DE3C833109E02B411B6A6BF225A25841087CB36A07E02B41143C01592DA2584155BF41CFDBDF2B41E1E1B7C341A25841BCF0C073A5DF2B41C52A6CA94DA258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5:38:54+02</text:p>
          </table:table-cell>
          <table:table-cell office:value-type="string" calcext:value-type="string">
            <text:p>2019-07-10 15:47:09+02</text:p>
          </table:table-cell>
          <table:table-cell office:value-type="float" office:value="26367" calcext:value-type="float">
            <text:p>26367</text:p>
          </table:table-cell>
          <table:table-cell office:value-type="float" office:value="26466" calcext:value-type="float">
            <text:p>26466</text:p>
          </table:table-cell>
          <table:table-cell office:value-type="float" office:value="495" calcext:value-type="float">
            <text:p>495</text:p>
          </table:table-cell>
          <table:table-cell office:value-type="float" office:value="683" calcext:value-type="float">
            <text:p>683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01020000206A080000150000000CCE4167ACDF2B415E4BE28A45A25841AC1304C593DF2B41FEC951AD43A25841B07B3C28E5DF2B41F71F3A363FA258419091580925E02B4117030D593FA258418270576728E02B41D8086CBB3AA258418E98851F00E02B41245C2F833AA25841BD0C764FE8DF2B414D4EFBB634A25841702683C5C4DF2B41726E9D851EA25841B755BB86D3DF2B41520C2DC013A258410419CDB4B1DF2B41900438240EA25841F2437433AFDF2B4137B6CF0408A258413B41195E90DF2B41475A63FA02A25841AEB52AAA9ADF2B416473DBEDFDA15841834395A47DDF2B4133793704F8A15841A6DB4C5D92DF2B4149A3E4FDE2A15841C6B05AF576DF2B419CA987C5DFA15841C84C267772DF2B41EB1F54EFCBA15841FCB9AEC14CDF2B4158DA892BC6A15841686DA21108DF2B416A725835C9A15841CA711A06FFDE2B41C873B7DAC6A15841E1DF12C702DF2B417F78DD71C8A158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5:49:14+02</text:p>
          </table:table-cell>
          <table:table-cell office:value-type="string" calcext:value-type="string">
            <text:p>2019-07-10 15:59:59+02</text:p>
          </table:table-cell>
          <table:table-cell office:value-type="float" office:value="26491" calcext:value-type="float">
            <text:p>26491</text:p>
          </table:table-cell>
          <table:table-cell office:value-type="float" office:value="26620" calcext:value-type="float">
            <text:p>26620</text:p>
          </table:table-cell>
          <table:table-cell office:value-type="float" office:value="645" calcext:value-type="float">
            <text:p>645</text:p>
          </table:table-cell>
          <table:table-cell office:value-type="float" office:value="1937" calcext:value-type="float">
            <text:p>1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020000206A0800001A0000001CA17077FCDE2B41BA518B7BC9A1584177BA8F304AE02B41925C4F8CCAA1584112F8478E56E12B411BB6EDDECFA1584116E647FD28E22B41292AB0B8CDA15841A929165964E22B41C629C151CAA158419BC0CCCEDBE22B417C7923D1D3A158410CE6614F12E32B415E072CC6D3A158410CBA686D10E42B41A82F3426DFA15841EAFFD55BB5E52B41754368F3F8A15841CEB47EA7CEE72B41C5664A8E23A258416D846F773FE82B412D0CB93F2FA25841A4BEA42878E82B411C92944339A25841E82CBB8DA9E82B419F0DB8FA45A25841145649D9A5E82B41C9F828E649A258416175F98187E82B41FA14B0844DA25841B2FD845095E82B411B9B4EA250A2584124635C8602E92B41EF448D2E5AA25841630400983FE92B41A2E24D0949A258416602404470E92B4143874F4648A258415CB9D7D6A4E92B41F0254E0041A25841591E1087B0E92B4156753F943DA258412CBF1C8EACE92B415A732C9B2EA25841402E53EBD9E92B413B098F9B2BA2584162B7A29F79EA2B41EC0DB41A29A25841D3BB5C8CD4EA2B41B9E4003D25A258414C49C44830EB2B41DBB2920126A258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8:05:29+02</text:p>
          </table:table-cell>
          <table:table-cell office:value-type="string" calcext:value-type="string">
            <text:p>2019-07-10 18:06:19+02</text:p>
          </table:table-cell>
          <table:table-cell office:value-type="float" office:value="28101" calcext:value-type="float">
            <text:p>28101</text:p>
          </table:table-cell>
          <table:table-cell office:value-type="float" office:value="28111" calcext:value-type="float">
            <text:p>2811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01020000206A08000004000000E229207D4DEB2B41A267CD9A24A2584148A0E8DF43EB2B41F930FDE02BA258418FC76AA54FEB2B41A2E0FB1A29A25841DEB006EC40EB2B410033C98525A258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8:14:24+02</text:p>
          </table:table-cell>
          <table:table-cell office:value-type="string" calcext:value-type="string">
            <text:p>2019-07-10 18:19:19+02</text:p>
          </table:table-cell>
          <table:table-cell office:value-type="float" office:value="28208" calcext:value-type="float">
            <text:p>28208</text:p>
          </table:table-cell>
          <table:table-cell office:value-type="float" office:value="28267" calcext:value-type="float">
            <text:p>28267</text:p>
          </table:table-cell>
          <table:table-cell office:value-type="float" office:value="295" calcext:value-type="float">
            <text:p>295</text:p>
          </table:table-cell>
          <table:table-cell office:value-type="float" office:value="442" calcext:value-type="float">
            <text:p>44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1020000206A0800000B000000258C55B526EB2B41337A21B223A25841B4DB4156E4EA2B413DCC89FB24A25841A39F5012A9EA2B41F99F56FC28A25841909B462268EA2B414C68C2FD26A258414BDFC36C39EA2B411C5E6F3928A258411E509094FAE92B418DF94B9531A25841A46BC39EB1E92B41D2D6D3812AA25841A3450E6ABDE92B41590145813BA2584170C2EACE2DE92B41FB1D7C662FA25841AD106CB6E7E82B4198A220012FA258414A45D5C4B0E82B416C0E537D33A258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07:57:46+02</text:p>
          </table:table-cell>
          <table:table-cell office:value-type="string" calcext:value-type="string">
            <text:p>2019-07-18 08:26:34+02</text:p>
          </table:table-cell>
          <table:table-cell office:value-type="float" office:value="43488" calcext:value-type="float">
            <text:p>43488</text:p>
          </table:table-cell>
          <table:table-cell office:value-type="float" office:value="43535" calcext:value-type="float">
            <text:p>43535</text:p>
          </table:table-cell>
          <table:table-cell office:value-type="float" office:value="1728" calcext:value-type="float">
            <text:p>1728</text:p>
          </table:table-cell>
          <table:table-cell office:value-type="float" office:value="237" calcext:value-type="float">
            <text:p>23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1020000206A08000008000000FFA6150844E62B417979B45D32A058411833003081E62B41DA074CF432A05841E29D1DB7BAE62B41F52D4AF828A05841A8B8F803B9E62B415C75EE382DA05841E4C9E56DD0E62B41433033A131A0584152A91E75FCE62B415C0F8D8F32A058414F4FD7CE44E72B418054E12638A0584143FF5A6E58E72B415EE38A8645A058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 18:23:54+02</text:p>
          </table:table-cell>
          <table:table-cell office:value-type="string" calcext:value-type="string">
            <text:p>2019-07-11 04:34:59+02</text:p>
          </table:table-cell>
          <table:table-cell office:value-type="float" office:value="28322" calcext:value-type="float">
            <text:p>28322</text:p>
          </table:table-cell>
          <table:table-cell office:value-type="float" office:value="28701" calcext:value-type="float">
            <text:p>28701</text:p>
          </table:table-cell>
          <table:table-cell office:value-type="float" office:value="36665" calcext:value-type="float">
            <text:p>36665</text:p>
          </table:table-cell>
          <table:table-cell office:value-type="float" office:value="8340" calcext:value-type="float">
            <text:p>834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1020000206A08000061000000E0DF68E19EE82B41CE7B74543BA2584186CC0366B3E82B4112CD6D133AA258419D04F83489E82B41BEC4DEC72EA258415699F62867E82B41D9DDCBB22FA25841F115B0938CE42B41932CC399D8A15841A1616F84F9E32B41F0CF463ED3A15841735C835B2AE32B41321B6CF8D3A15841414119ED34E32B4143F53D71D7A15841F1FE6564BDE02B41A68812BDCBA1584145968CD762E02B4126AC2699C7A1584161F5DB2AF8DF2B41A8958CAFC9A15841CEF93E710CDF2B416A9964D6C2A15841367C2983E1DE2B41988FE391C5A1584160FDDF09DFDE2B417D8DC1D8C8A15841CFFF187806DF2B41707B332ACCA158412476DD982EDF2B41E6E48024C9A158410B75340E82DF2B41BFFE2203D4A1584155D11D1FA1DF2B41DC876E04DCA15841CF4DA97AB6DF2B410EAF9EA3ECA158414EAA89F3CFDF2B410B42AF38F0A158414A457B4AFADF2B412E3F4D9317A2584182E37BED1AE02B416D3F4E4825A25841060ED809D8DF2B4139FE74BA36A258410F98BDE1B6DF2B41A3E4928A45A258418340F04C61E02B41539E107962A25841582BE17551E02B41277DDC606DA25841E26691968CE02B4144DFE41878A2584128554D20F2E02B4165E167ACC0A2584122940A3C42E12B41C8E34CA1C4A25841A9D7893944E22B4106DD43C7C2A2584199DFE13D5FE22B414D22E6CABFA25841B4E9988B8BE22B413F0DCE8EC1A25841DBE5DDE36FE32B41AAD648BAC2A25841B0F7A34AA1E32B4197AC4EF3C5A258415E54417BF2E32B41439BF05DD1A25841235B6E7C11E42B4171E3B5DCD3A25841404087FD3FE42B410570594BD4A25841534D00C155E42B418162F0CBDBA258413D97E5894CE42B41E9C812B6E0A258411288CAA07DE42B412C103C86DCA258412AE3A4947BE42B41D21D8081D9A258410C26EBEEB1E42B41E926D3F8D9A25841B0A2D88B37E52B41D5CAA458E3A25841059A1BDB7EE52B411AD031B1EAA25841E0C65F8123E62B41A216537CE3A25841B4A0CA0B72E62B4198D5D776E6A25841780A72DC8BE62B4159076FB9E9A25841BEADD26975E62B4142043071E9A2584164252AE9ACE62B4124FAF8D1E4A25841C895372CF1E62B41D6774622E6A25841D25279156FE72B411F9472ADE1A25841BF6253BFBEE72B41EFFD2762E4A258414EE66626C1E72B4180706201E8A258415C0B9F25A5E72B413AF549A7ECA258413FF49188ADE72B41379DCDE2F9A258416A6E28529FE72B41E88B1AF9FCA25841A06AD1282CE82B4194013BBE17A35841468F31226DE82B41292D731C33A3584100DBB131B7E82B41C3AEDEAE3EA35841228C251BDDE82B41F105A5DD3FA358413863733B6CEA2B41E867DEE385A358413DA23AC553EE2B41A704079806A45841D28F461D4FEE2B4148EC7F3609A45841A3A51A6E0BF02B415AF692BE06A458416628F8A3C1F02B41DF46026FFFA358414B8DD83C16F12B414159911B04A458418E6C2D2348F12B4134A867A802A45841455974B581F12B410B6BBFFDFFA358419DE169C601F22B4176E0D5DEF1A3584185CBDA3F13F32B41F968DC1FEAA35841190E12A85CF32B41B7B66644E3A35841F1390F9056F42B4119EEDFD5D6A358417ECAC7DBE8F52B4119A0E041A1A35841C96373DF47F62B417E73168391A35841C90FF0A398F62B41B0D8F14480A358411CCEBED258F72B4182019F194AA35841342260349DF72B41D4F2CAC63EA3584156FF8BB810F82B4123531B9F31A35841EE97BDF2C4F82B41DAAA0D1A29A35841191B5E7A6BF92B41B801F16B27A3584150E58EDBC2FB2B415A10C76E30A3584140DC641B91FC2B411EE424E431A3584182290204A2FC2B416872ED6F30A35841CEE01E1BDFFC2B41A605170533A3584147C5A18569FD2B415268A77534A35841F8136417BCFD2B41C5084EF837A35841AB35C2D032FE2B41149F7BFB41A35841E8F39A1284FF2B4150190ABB4AA35841981EDA0F3D002C411007DFDF44A35841DEDF557049002C41CEFE117239A35841506FF39F5C002C412C15934738A35841B0B4091B65002C41D78E203234A35841BBD0032581002C411D912BB610A35841384B2F5896002C4167759F6008A358410BE24B0626012C41A877702504A358411D7D576F60012C416193AC6B00A35841B44B991721022C418F00F9C7E6A25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08:07:45+02</text:p>
          </table:table-cell>
          <table:table-cell office:value-type="string" calcext:value-type="string">
            <text:p>2019-07-11 08:23:30+02</text:p>
          </table:table-cell>
          <table:table-cell office:value-type="float" office:value="28760" calcext:value-type="float">
            <text:p>28760</text:p>
          </table:table-cell>
          <table:table-cell office:value-type="float" office:value="28949" calcext:value-type="float">
            <text:p>28949</text:p>
          </table:table-cell>
          <table:table-cell office:value-type="float" office:value="945" calcext:value-type="float">
            <text:p>945</text:p>
          </table:table-cell>
          <table:table-cell office:value-type="float" office:value="10851" calcext:value-type="float">
            <text:p>10851</text:p>
          </table:table-cell>
          <table:table-cell office:value-type="float" office:value="11.48" calcext:value-type="float">
            <text:p>11.48</text:p>
          </table:table-cell>
          <table:table-cell office:value-type="string" calcext:value-type="string">
            <text:p>01020000206A08000034000000F4ED8981F8012C41719B29AFD9A25841D46DD3D3E2012C41B39E1499D7A258414CC08674CC012C41DF4CAFA3DCA25841A7D34CD249022C41021FAD75E4A258419EE4CC7D62022C412C734C4AE4A2584179CCAEC983022C4174C6C5E8E7A25841C2BD80F207052C41E76768A8E8A2584138A7104113052C41010BB1C2D7A2584165712A8943052C41F9B0053BCDA25841B11582C122052C41607581EF0AA258419218FB5BE4032C415C568FC9DBA15841F7931D0180022C41B6F8CCC7B5A15841C6A69C1466002C41572745BC81A15841353AFE6CFEFE2B4178CD5A225CA158417EAAC27D12FD2B41713C032A1CA1584115319D157CFC2B41BD672BD104A1584174B36F836EFB2B416323E5EAD4A05841EA4769FAF8F82B4160AAEA5450A058411CDA7B3A70F82B413C33A7DE36A05841CAF5E31FB6F42B416DFA97848E9F584164D87F560AF32B41CC793352469F5841F05F16F5C7F12B415244A9161A9F584105A2F99516F12B41C24C300E069F5841EE3F9F3FA2EF2B41243792C6E29E5841F57F8D4B10EE2B41E70A5B09C69E58419F38C0D057EC2B4177BE99D8AF9E5841A3AEBE2975EB2B41FDBCE802A89E584148AF8CBFB0E92B417AC138A09D9E5841F58D8A491AE82B41BFB8948D999E5841686DD7789FE62B41A31ABEAA9B9E58418B0E0B4642E52B41CF4058A4A09E5841D26682216EE12B41727DFC91BD9E5841F779A567C1E02B416B7C3308C89E58418C9E6E5046E02B411B89E70CD49E58412434DDE7E9DF2B41C7CA0304E09E584122FC0156C9DE2B41290AC9ED099F58415851AE1EE2DD2B4199E3E2E9369F58419068020B3CDD2B41AB95897D4D9F5841042EE8F0DEDC2B418C24054E569F584174EF2A121ADC2B4110DE28E3629F5841D4B0A6903DDB2B4185E4AAFA689F58418355C7A1FED82B4140F79FCF679F5841C4E14EAEA9D72B4157F77F0B629F5841D55DD16401D72B4198666921639F584193D4DE3D68D52B41673EF3E86C9F58411DBD860467D32B415CFDEE79679F5841C6099E6258D32B41A982BAE8419F58416849A3F2A9CF2B411ECD08E4429F5841EA8D431992CF2B416A12BF3A6C9F58413E7187C5A7CF2B41118CA0B2999F5841CC5A1EDA72CF2B416D2A9416C09F5841B81BA80367CF2B41D008B52BDB9F58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09:44:55+02</text:p>
          </table:table-cell>
          <table:table-cell office:value-type="string" calcext:value-type="string">
            <text:p>2019-07-11 09:47:00+02</text:p>
          </table:table-cell>
          <table:table-cell office:value-type="float" office:value="29913" calcext:value-type="float">
            <text:p>29913</text:p>
          </table:table-cell>
          <table:table-cell office:value-type="float" office:value="29938" calcext:value-type="float">
            <text:p>29938</text:p>
          </table:table-cell>
          <table:table-cell office:value-type="float" office:value="125" calcext:value-type="float">
            <text:p>125</text:p>
          </table:table-cell>
          <table:table-cell office:value-type="float" office:value="296" calcext:value-type="float">
            <text:p>296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01020000206A080000060000006A7168C79BCF2B41B335702ED29F584172A6AD8C69CF2B410B249B8FD99F58412E1D3FF65ACF2B41B6203E02DF9F5841CBAC7C8DF8CE2B4148EF938511A058416CED06850FCF2B413253CDD212A05841EC3AFF46FDCE2B413EDFB25615A05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09:47:30+02</text:p>
          </table:table-cell>
          <table:table-cell office:value-type="string" calcext:value-type="string">
            <text:p>2019-07-11 09:59:40+02</text:p>
          </table:table-cell>
          <table:table-cell office:value-type="float" office:value="29944" calcext:value-type="float">
            <text:p>29944</text:p>
          </table:table-cell>
          <table:table-cell office:value-type="float" office:value="30089" calcext:value-type="float">
            <text:p>30089</text:p>
          </table:table-cell>
          <table:table-cell office:value-type="float" office:value="730" calcext:value-type="float">
            <text:p>730</text:p>
          </table:table-cell>
          <table:table-cell office:value-type="float" office:value="10777" calcext:value-type="float">
            <text:p>10777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01020000206A080000340000001941B026F6CE2B41ECC2196918A05841DE20E2B8D0D02B413292CCCA0DA05841DC84B0D704D12B41DEDC03C3F89F58413494431C57D12B415ED4AD9AB59F5841609450B081D12B4130901906A09F5841EEA2DF26C9D12B415F66D2F4909F58414208F649F9D12B412D6B5C8A8A9F584179CECC757DD22B41421307B27E9F5841CCF7F0C129D32B4126084B96769F58411BD21E1D4DD32B41F8E554E0719F5841BC8078CF86D32B4174E4B9CE6F9F5841A5D9C5DBE7D32B41764A016D719F5841CC6FF503E9D62B41B87C70525F9F584177FE0E778DD72B41798C56E55D9F5841126912E7E2D82B416DE787CD639F5841FB8004602BDB2B41B63D5398649F58412C8A6988E4DB2B4123CED04B609F5841427DA4C099DC2B4168FD0342579F5841C89D8EE734DD2B413CE6FBFE479F58417C5FDFA9BEDD2B4178AD9447359F5841BB4DF9E8BDDE2B41E5E952AF069F58418A19FCB7DADF2B4157CF4E27DC9E584176E3BAD074E02B41237D242FC99E5841B4625DF72EE12B4164E194B4BA9E584199F1CBE9DFE22B41773B4FA4AC9E58413419B83D17ED2B41A5A0A636B59E584156EE0610C3EE2B41040F9C7FCE9E5841B80642AD5EF02B416BAE9B1FEF9E584198A229F51EF12B41AC315C57029F5841AF763ADE85F22B4165DEE35E2C9F58416989E12821F32B413461107C429F5841E9A67F5077F82B418323B8F434A05841F6C8E0BE77F92B41F453A1FD67A05841CC8291A463FB2B4126B8F7A0D1A0584147FC9B6CE8FB2B4149F6DA31EAA058417757DCE08EFD2B418716353D2DA158414B2C1626C8FE2B41E020D7CF54A158412B1938340E002C4189E3A7C878A15841CB90AB91A5022C415E40CD49B7A1584148DB02A4C8032C4121603604D6A15841520ACA2154042C410718A139E8A15841732659645A052C418E07860812A258413C98BA9E18062C4103DBB0C13BA25841117A855700062C41C266B39FBDA2584136BAC6FA96052C41544C257CC2A25841750A291F40052C4139A30743CDA258415B77BDD1FA042C41221AAA41E2A25841B6400653E6042C4186B15E93EEA25841B29F3065EF042C41171799CDFDA25841BA63E7E6EF022C41F36539D7F9A258419F9BB2EC71022C413A1406E3EAA258413281DFEAC1012C410D052EA6DFA25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14:43:45+02</text:p>
          </table:table-cell>
          <table:table-cell office:value-type="string" calcext:value-type="string">
            <text:p>2019-07-11 15:03:00+02</text:p>
          </table:table-cell>
          <table:table-cell office:value-type="float" office:value="30166" calcext:value-type="float">
            <text:p>30166</text:p>
          </table:table-cell>
          <table:table-cell office:value-type="float" office:value="30396" calcext:value-type="float">
            <text:p>30396</text:p>
          </table:table-cell>
          <table:table-cell office:value-type="float" office:value="1155" calcext:value-type="float">
            <text:p>1155</text:p>
          </table:table-cell>
          <table:table-cell office:value-type="float" office:value="5162" calcext:value-type="float">
            <text:p>5162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01020000206A0800003C000000A8BF189690022C41C876A761E3A25841A8D185D549022C41A51847DEEBA258410398B9747F012C411B661439FDA25841184ABA504E012C41A0096EB8FEA258412AF46DFCE2002C4122C0EEA0FCA25841BCB36CD0B5002C41EA7D6BC800A358411632742FB6002C413DBAC23B1EA358419D31900E9F002C41E649FDB037A35841C0FF807489002C41E2952EEE3AA35841787298B17F002C412979EB5E46A35841F07F61FD4C002C41C459B0B649A35841B151A31788FE2B413F429AB54BA35841DBDF728337FE2B41720EF89348A358418BC77849B6FD2B417FE391A83EA35841552469D16CFC2B41E2E0B4E139A35841BA47AE8451FC2B419E7A032939A3584180C0A8F34FFC2B41958D1D6735A358419F4308A075FB2B417EDBAB2D32A3584178AFF4204FF92B41FF0C69322EA35841BD94E6C127F82B4157A8375A36A35841267490FAE0F72B41637AB1203DA35841874BAA4077F72B41BD7FA5CE4BA35841ABB7A26ED5F62B410762BFA978A35841CEE8B6FC3CF62B41578B4EAB97A358417CB956B92EF42B41AD029FC3D9A35841F4BC09EA3EF22B4112F42571F1A35841BAD836D95BF12B417F8B832B06A458414DFA06B7D6F02B412FF9588406A458416F27C97933F02B414BE75D0004A4584125F8331D76EF2B418857F4C708A45841C94C018C2BEF2B41C6D4EA1F0FA45841AC1F06270FEE2B41F2A9EA170FA458412A97193EE1EC2B41EA701D74E5A35841B0F6CE039CEB2B415D2F76BBBCA358417707DA0B39EB2B41F01A8114B5A35841FB021BEF26EB2B41996992C9ABA3584187AB0C0FD4EA2B4141B81998A5A358410766B51E50EA2B412640745395A35841621D82B376E92B416D19A5AA6FA358410A6217E9BDE82B41D9BE7AD353A35841F25C86F069E82B419DA759B33DA358414AFB6E6104E82B419FB124472FA358418E8336F5DAE72B4173D32D4820A358411AF606B0A5E72B41C272463C16A3584136E217D8AAE72B4176060A7F05A35841974C0FC197E72B41AEA8F3EBFBA2584148B3FA296AE72B41EEA8AF07FBA2584180E0291F06E72B41C072C4A900A358416DFF15E79DE62B412807576803A35841A02B111390E62B413CD5781B05A358416EF763B899E62B410D3DC31C08A358419ACC67937BE62B41679CBD090BA35841E3D33A3742E62B414628824C06A358418ADD903420E62B41B8B8E10C08A3584157233FE803E62B41C0A1132407A358411048377EF0E52B41618DF88402A358417C530D4F11E62B41369D8FD3F7A258415B37BB75F9E52B41177DAFD2E6A25841FAF5A75D0BE62B41D000D195E4A2584165ADA9AB23E62B416A3B67C8E4A258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15:04:00+02</text:p>
          </table:table-cell>
          <table:table-cell office:value-type="string" calcext:value-type="string">
            <text:p>2019-07-11 15:11:05+02</text:p>
          </table:table-cell>
          <table:table-cell office:value-type="float" office:value="30408" calcext:value-type="float">
            <text:p>30408</text:p>
          </table:table-cell>
          <table:table-cell office:value-type="float" office:value="30493" calcext:value-type="float">
            <text:p>30493</text:p>
          </table:table-cell>
          <table:table-cell office:value-type="float" office:value="425" calcext:value-type="float">
            <text:p>425</text:p>
          </table:table-cell>
          <table:table-cell office:value-type="float" office:value="1253" calcext:value-type="float">
            <text:p>1253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01020000206A08000018000000820427AE33E62B411A4AB2AAE4A2584178E9B5CF38E62B41AC5D3529E3A258411009C35626E62B41A13DF3B5E2A25841805DF791B7E52B41814A414CE8A2584195A652FE66E52B417DB02D0DE6A258412165C85F92E42B412A1611A4D6A25841FA6F965A5FE42B415747A8CCCFA25841F061699CC4E32B41D131554EC2A258418535FEAA8FE32B41833DC893BFA2584124339C98D8E22B413CB36374C0A25841C27B7B79A6E12B41181F45B8C8A25841CE676AF16CE12B41C7021F7BC6A258417CC7BB3E2BE12B414BD64929C9A25841B4F46F2A50E02B41F1189DB0C6A25841F0734A87D6DF2B41BDB7ACB6CDA2584162ACF9D849DF2B41565D7FCDCDA258411B3A5F3A0CDF2B4114D301F2CFA25841B4670816D7DE2B4155A2FF72D7A25841898D3BEA3DDE2B41727FDF0CDBA2584110AE9C7545DE2B41C939C686D5A258416FA0AB5E32DE2B41AC00D144D8A258412C177A3022DE2B41D3494E86E2A25841BA26DF254EDE2B41A0E0A134ECA258410D3A12E139DE2B41E26CD460F0A258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15:11:55+02</text:p>
          </table:table-cell>
          <table:table-cell office:value-type="string" calcext:value-type="string">
            <text:p>2019-07-11 15:21:35+02</text:p>
          </table:table-cell>
          <table:table-cell office:value-type="float" office:value="30503" calcext:value-type="float">
            <text:p>30503</text:p>
          </table:table-cell>
          <table:table-cell office:value-type="float" office:value="30619" calcext:value-type="float">
            <text:p>30619</text:p>
          </table:table-cell>
          <table:table-cell office:value-type="float" office:value="580" calcext:value-type="float">
            <text:p>580</text:p>
          </table:table-cell>
          <table:table-cell office:value-type="float" office:value="779" calcext:value-type="float">
            <text:p>779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01020000206A08000013000000892DC05B06DE2B410F003BCEF5A258415FBD81A31FDE2B41744BF64FF5A258419483634200DE2B4140EC8E07F7A25841A58228FF2BDE2B41B36E4F3CF3A258414759C4C12FDE2B4156D887C0F5A25841EE36B91348DE2B41A24C4222F1A25841DF1F24024CDE2B41D73AC882E9A258419992497232DE2B413327861FE9A2584142CC07A766DE2B419E0FF4D5D4A258413481231C7CDE2B41EE08ECECC0A25841AEA2651D71DE2B4151ACE062B7A25841C011175E5BDE2B4127A59375B6A258418037FE1723DE2B41ED709513A7A25841000C736F49DE2B41D2A77DDCA3A25841876BF11577DE2B4188A93598A3A258412CE5D72D89DE2B4117DFABC39EA2584176301A76CFDE2B41C4B615E695A258413872B2754CDF2B41B478A70A68A258416C4A4BC95BDF2B4100FF70305BA258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16:13:10+02</text:p>
          </table:table-cell>
          <table:table-cell office:value-type="string" calcext:value-type="string">
            <text:p>2019-07-11 16:23:30+02</text:p>
          </table:table-cell>
          <table:table-cell office:value-type="float" office:value="30716" calcext:value-type="float">
            <text:p>30716</text:p>
          </table:table-cell>
          <table:table-cell office:value-type="float" office:value="30840" calcext:value-type="float">
            <text:p>30840</text:p>
          </table:table-cell>
          <table:table-cell office:value-type="float" office:value="620" calcext:value-type="float">
            <text:p>620</text:p>
          </table:table-cell>
          <table:table-cell office:value-type="float" office:value="843" calcext:value-type="float">
            <text:p>843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01020000206A080000140000008846D5C394DF2B41F0D1B1544EA258412D3FC7AC71DF2B41C4CEA82451A2584137682ECDE5DE2B41C319C5F753A258413845A49239DE2B414DE35A6E54A2584112FA65301BDE2B410C6370225AA258412C3530F3E9DD2B4148FCA91B5AA25841B8D17417B4DD2B417F4AB64D62A2584126608BECABDD2B41BBB2F1176AA25841888F32C296DD2B41A403F0CE6BA25841FE01787578DD2B414F51D77E7FA25841593CD3FF01DD2B416F7C0E4B88A258416E6D3541EADC2B410FBC8EA08EA25841285DA362CCDC2B41AD1C309C8FA258418EDC4FF0DDDC2B4101A190079BA25841E1879DF2D1DC2B41C8A7C788A0A25841FE58DE2793DC2B41F6729F08A5A258418FCEFB05F1DB2B41329E400FA4A25841A2458318EADB2B419147D498B6A2584160267E1CA3DB2B4141D9C169BAA25841E0EA275B5FDB2B4184FB6026B9A258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 19:53:05+02</text:p>
          </table:table-cell>
          <table:table-cell office:value-type="string" calcext:value-type="string">
            <text:p>2019-07-11 20:05:35+02</text:p>
          </table:table-cell>
          <table:table-cell office:value-type="float" office:value="32035" calcext:value-type="float">
            <text:p>32035</text:p>
          </table:table-cell>
          <table:table-cell office:value-type="float" office:value="32183" calcext:value-type="float">
            <text:p>32183</text:p>
          </table:table-cell>
          <table:table-cell office:value-type="float" office:value="750" calcext:value-type="float">
            <text:p>750</text:p>
          </table:table-cell>
          <table:table-cell office:value-type="float" office:value="986" calcext:value-type="float">
            <text:p>986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01020000206A08000018000000E0A0F785FCDA2B41DC196E5DBBA25841E0282BDD10DB2B417C730EC9B9A25841535BD8F0C0DB2B41F3008456BEA258414D560F8DC7DB2B41A1790730A8A258417125A3283EDC2B41A93E6C45AAA25841789310D97EDC2B415184411DAEA2584114BCC577C8DC2B41E5D07D4AA9A25841FBD031D1EADC2B41BF212629A9A25841F9044C7223DD2B41145FBBC8ACA2584156A7B76AA7DD2B41211C4423A9A25841F06F54A303DE2B4134AD34F8AAA25841464686AB1EDE2B41A2250511A5A25841CC65D7D693DE2B417C4192CFA3A2584104CB5401A3DE2B414E84360DA1A25841D81B6FB9DEDE2B411596CA349EA258413EEDB7BE00DF2B4175926F9C98A25841DCB41E5B19DF2B41F8E409C582A25841EB83EEDB41DF2B41DF202F907AA258419873AE1935DF2B41D368E37A76A25841144C098550DF2B41D7B7C8F45FA258414A0AB38F6CDF2B411B2A4D4C58A25841BC8FB3A27FDF2B41499A047958A25841636785FD94DF2B413A6C58BB5CA25841529A20BF8CDF2B4113CCDAAA53A25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04:11:00+02</text:p>
          </table:table-cell>
          <table:table-cell office:value-type="string" calcext:value-type="string">
            <text:p>2019-07-12 04:16:50+02</text:p>
          </table:table-cell>
          <table:table-cell office:value-type="float" office:value="32310" calcext:value-type="float">
            <text:p>32310</text:p>
          </table:table-cell>
          <table:table-cell office:value-type="float" office:value="32379" calcext:value-type="float">
            <text:p>32379</text:p>
          </table:table-cell>
          <table:table-cell office:value-type="float" office:value="350" calcext:value-type="float">
            <text:p>350</text:p>
          </table:table-cell>
          <table:table-cell office:value-type="float" office:value="1354" calcext:value-type="float">
            <text:p>1354</text:p>
          </table:table-cell>
          <table:table-cell office:value-type="float" office:value="3.87" calcext:value-type="float">
            <text:p>3.87</text:p>
          </table:table-cell>
          <table:table-cell office:value-type="string" calcext:value-type="string">
            <text:p>01020000206A0800000E000000EF15712A69DF2B411D98C6D84CA2584128445D496FDF2B41DEDAAD664EA25841C9E1D74879DF2B41323F5E634BA25841BE624CE574DF2B41ABDD4F8B43A258415E47FE43CBDF2B41DE3F01CB30A2584170F9C740ECDF2B415104D7FC1AA258410849D74C14E02B41F7663B8C12A2584127A096BE4CE02B41CD22A64C0EA2584102F9F150D3E02B4130D4660CDFA1584148BF7BEF28E12B415628CB24BAA15841EC8217A6B0E12B41C3D0A39A9DA1584149A898D84BE22B41B69254A182A15841DF3D081809E42B41F2368EC151A15841AC279B82EAE42B4139D4D0793DA158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 08:46:08+02</text:p>
          </table:table-cell>
          <table:table-cell office:value-type="string" calcext:value-type="string">
            <text:p>2019-07-16 08:48:48+02</text:p>
          </table:table-cell>
          <table:table-cell office:value-type="float" office:value="38749" calcext:value-type="float">
            <text:p>38749</text:p>
          </table:table-cell>
          <table:table-cell office:value-type="float" office:value="38781" calcext:value-type="float">
            <text:p>38781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01020000206A0800000A0000003FC7E93E6CE72B4174CB95E345A058414C24E00E52E72B41000E749E49A05841781EE41168E72B41F3E41AB947A05841B382A56B67E72B41604DEF6244A0584134D069A740E72B415BF7B07C41A05841541B5BBD3BE72B411ED2E41732A05841A85AB13F2AE72B4165C20FE830A0584180CD2B48E7E62B4184A16A4634A05841A05A4C51D1E62B410D725C5D2FA05841FEB3462DD3E62B41324CB97B2BA058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 10:11:23+02</text:p>
          </table:table-cell>
          <table:table-cell office:value-type="string" calcext:value-type="string">
            <text:p>2019-07-16 10:12:58+02</text:p>
          </table:table-cell>
          <table:table-cell office:value-type="float" office:value="38864" calcext:value-type="float">
            <text:p>38864</text:p>
          </table:table-cell>
          <table:table-cell office:value-type="float" office:value="38881" calcext:value-type="float">
            <text:p>38881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01020000206A08000004000000D19C208BC6E62B411A36F7D83AA05841235C99DEBDE62B41A475F22637A058417F4556C4DCE62B41C769497445A058411D1A682BA7E62B414E33A7D935A058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04:17:55+02</text:p>
          </table:table-cell>
          <table:table-cell office:value-type="string" calcext:value-type="string">
            <text:p>2019-07-12 04:37:00+02</text:p>
          </table:table-cell>
          <table:table-cell office:value-type="float" office:value="32392" calcext:value-type="float">
            <text:p>32392</text:p>
          </table:table-cell>
          <table:table-cell office:value-type="float" office:value="32621" calcext:value-type="float">
            <text:p>32621</text:p>
          </table:table-cell>
          <table:table-cell office:value-type="float" office:value="1145" calcext:value-type="float">
            <text:p>1145</text:p>
          </table:table-cell>
          <table:table-cell office:value-type="float" office:value="4703" calcext:value-type="float">
            <text:p>4703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01020000206A08000029000000F47DC7FEEAE42B41767AE99D3DA15841BF5CB97EE8E52B41E09F382E29A158410ACA492AE0E72B412D884B2611A158415DC93912ADE82B41A72E176A0BA15841EE0396DF28E92B4123486CEE0AA15841C5AC6FF935E92B41AA23182507A15841E9EE3D83AAEA2B4180EB99120BA158412233D956CFEA2B41475390B607A158419C00F820D5EA2B41A54A4BF301A158418F23810002EB2B413DBC71C100A158419A83F13D23EC2B41D9ED02C701A1584172BB38F0D9EC2B4107F052AC0FA15841332D18FF4FEE2B4102F307451CA1584154E8BBCDA9F02B41990ECA733BA15841EFE3ED59E9F02B4197A31F9740A15841BB721FB3CFF12B411B76640247A158410D686D0968F32B41B6282FCA61A158414371F7D98BF32B41350ACDD565A15841CA681B1578F42B419DBBC85173A158411C31690C48F52B4126182B1B7AA158415AF9780C40F72B41CAEDD2A894A158419A1734D572F72B41B9B8D8AF96A1584109961BF6A0F72B41859430AF95A1584197A0A03F31F92B417CFAB13DADA158410AEB2F9EB6F92B410CC410EDB0A158414CDA6DDA39FA2B411D83CC7DB8A158413F9F3D74B2FA2B41148AA0DCBCA158412CED833478FB2B41CCAECE22CAA158418E26513F84FD2B41B500640BE4A15841995E267BD3FE2B419A759D1705A258416EC48625FDFE2B411DD19D520FA25841BF2A64B808FF2B41C3DE303E46A25841026B9F392CFF2B412F5CBFE151A258416694C29331FF2B41533763C069A258416FB19286A5FF2B410943743C84A25841C03B775BE5FF2B41D7A539009AA2584139C14F7DAFFF2B41102913FEBEA258419984644AA6FF2B41BD9E2EE6CFA25841B487967FB5FF2B41ABCBD793D3A2584120CFFE68A4002C416EF0D75DD5A25841EEC33F2E4B012C4133421310DEA258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08:53:06+02</text:p>
          </table:table-cell>
          <table:table-cell office:value-type="string" calcext:value-type="string">
            <text:p>2019-07-12 08:55:16+02</text:p>
          </table:table-cell>
          <table:table-cell office:value-type="float" office:value="32842" calcext:value-type="float">
            <text:p>32842</text:p>
          </table:table-cell>
          <table:table-cell office:value-type="float" office:value="32865" calcext:value-type="float">
            <text:p>32865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01020000206A080000050000009FF5206158012C419042DC2CD7A258417A68D3D059012C41CD65DDCAD5A25841ABF4773570012C4150E09851E3A258416DF105997B012C41046C9D91CBA25841A7F3806B6B012C413B8E353ABFA258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09:02:06+02</text:p>
          </table:table-cell>
          <table:table-cell office:value-type="string" calcext:value-type="string">
            <text:p>2019-07-12 09:08:31+02</text:p>
          </table:table-cell>
          <table:table-cell office:value-type="float" office:value="32895" calcext:value-type="float">
            <text:p>32895</text:p>
          </table:table-cell>
          <table:table-cell office:value-type="float" office:value="32971" calcext:value-type="float">
            <text:p>32971</text:p>
          </table:table-cell>
          <table:table-cell office:value-type="float" office:value="385" calcext:value-type="float">
            <text:p>385</text:p>
          </table:table-cell>
          <table:table-cell office:value-type="float" office:value="550" calcext:value-type="float">
            <text:p>550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01020000206A0800000C0000009DB98D63DD012C41897523B2E0A25841C1B8416CA7012C410147CF83E3A25841070787BA5A012C417C5F1664E2A258418A72E50A41012C41EDEB37C5EBA2584112D90F0FE8002C41A3FFBA5AFBA25841F522901A06002C41C309C515FAA25841B0238CAB9BFF2B41DFC27C7607A3584198B0159447FF2B413F7ED46F08A35841EA50DB0BEFFE2B410D86229106A35841C018D53AA2FE2B41A6CD74490EA35841701AE6EA98FE2B4142218A6714A35841A2DA42C780FE2B411A7080C011A35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09:50:26+02</text:p>
          </table:table-cell>
          <table:table-cell office:value-type="string" calcext:value-type="string">
            <text:p>2019-07-12 09:57:06+02</text:p>
          </table:table-cell>
          <table:table-cell office:value-type="float" office:value="33474" calcext:value-type="float">
            <text:p>33474</text:p>
          </table:table-cell>
          <table:table-cell office:value-type="float" office:value="33551" calcext:value-type="float">
            <text:p>33551</text:p>
          </table:table-cell>
          <table:table-cell office:value-type="float" office:value="400" calcext:value-type="float">
            <text:p>400</text:p>
          </table:table-cell>
          <table:table-cell office:value-type="float" office:value="590" calcext:value-type="float">
            <text:p>590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01020000206A080000130000009FC94C5381FE2B4121E955BC10A358413E37F2D98AFE2B415161574212A3584160E33BB795FE2B414D62FFF10FA35841D6222C6AB6FE2B41EBCA9E290FA35841A9C6DDE916FF2B41DEB7A29311A35841CE3FAECD69FF2B41B0FFE28C0BA3584198F2A436A0FF2B4131D5776803A3584162BF2C432B002C41FE063C6805A35841707CA5266A002C419A8BF96204A358412FF196EC9C002C41C14DB935FBA25841583C4873D5002C41FE4D6EADE9A258413B61E117E3002C41E7293399E9A258416348B00ACE002C413F470225E7A2584132D77668D6002C41FDA33067E4A25841B166A271F3002C412A9CABADE2A25841A64C56FB59012C4185AD0DC7E8A25841B3A8DD866A012C4114F64EB1E7A258411FB5A55A29012C4136112E31DEA25841EB90A615F4002C41F86057BCDBA25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10:10:31+02</text:p>
          </table:table-cell>
          <table:table-cell office:value-type="string" calcext:value-type="string">
            <text:p>2019-07-12 10:12:06+02</text:p>
          </table:table-cell>
          <table:table-cell office:value-type="float" office:value="33622" calcext:value-type="float">
            <text:p>33622</text:p>
          </table:table-cell>
          <table:table-cell office:value-type="float" office:value="33639" calcext:value-type="float">
            <text:p>33639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01020000206A08000005000000845B5F163C012C41E452B21DD8A2584102FF569E52012C4139D0F85AE2A25841881C64004D012C41C1047D7FE6A258414E17DAAE6C012C41EFF5638BE6A2584100C84F2C4A012C41591430E7EBA258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11:51:42+02</text:p>
          </table:table-cell>
          <table:table-cell office:value-type="string" calcext:value-type="string">
            <text:p>2019-07-12 11:52:17+02</text:p>
          </table:table-cell>
          <table:table-cell office:value-type="float" office:value="33944" calcext:value-type="float">
            <text:p>33944</text:p>
          </table:table-cell>
          <table:table-cell office:value-type="float" office:value="33949" calcext:value-type="float">
            <text:p>339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01020000206A0800000300000021137C4DBD012C41B5A32928E1A25841900FE153E1012C411C985823DAA25841B2FD687DDA012C4111B55D19DCA258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12:41:07+02</text:p>
          </table:table-cell>
          <table:table-cell office:value-type="string" calcext:value-type="string">
            <text:p>2019-07-12 12:41:47+02</text:p>
          </table:table-cell>
          <table:table-cell office:value-type="float" office:value="34423" calcext:value-type="float">
            <text:p>34423</text:p>
          </table:table-cell>
          <table:table-cell office:value-type="float" office:value="34430" calcext:value-type="float">
            <text:p>344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020000206A0800000400000034AF641610022C4179668757D0A258411FAC236FF6012C4153F47659CFA2584124B56607FC012C41624F389BD4A25841EEE5CF3CF1012C41FBD75ACAD4A258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 13:10:22+02</text:p>
          </table:table-cell>
          <table:table-cell office:value-type="string" calcext:value-type="string">
            <text:p>2019-07-12 13:36:27+02</text:p>
          </table:table-cell>
          <table:table-cell office:value-type="float" office:value="34717" calcext:value-type="float">
            <text:p>34717</text:p>
          </table:table-cell>
          <table:table-cell office:value-type="float" office:value="35029" calcext:value-type="float">
            <text:p>35029</text:p>
          </table:table-cell>
          <table:table-cell office:value-type="float" office:value="1565" calcext:value-type="float">
            <text:p>1565</text:p>
          </table:table-cell>
          <table:table-cell office:value-type="float" office:value="6699" calcext:value-type="float">
            <text:p>6699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01020000206A08000039000000B25FD2BB74012C41520E1F9BDBA2584196D111515C012C41C49C6E25D7A25841CAD7BBD93F012C41D939F3E8D5A258414AA6A79801002C41823D14D4D6A258419540D0BBD4FF2B41AD4C61F2D8A25841468BD51BB1FF2B4187E3B726D6A25841C20D8566D1FF2B415CE1205DC1A2584116A446C7DAFF2B418F2FCFB195A258417DCAD9D20BFF2B41FF6F22DD69A25841B8B5A763F7FE2B41B00CCAB841A25841374785C700FF2B41B0188C2E13A25841D1F8AE46CEFE2B4173EA23E705A25841084B92EF0BFE2B418476E52FF1A158417800C579DFFD2B4123C5AAC4E4A158417792122AA9F92B41EE468EA2ABA15841DA0873B8D6F72B416292938095A15841378ECE848AF72B41D966C66D94A15841B7669368DAF52B41732796247FA158413DD60F2D1AF42B41120F189F65A15841680CD5E696F32B41C57580535BA158415EDD45F5EAF12B4125A92F1745A15841B97B3A6D31F12B415542958F3FA1584178FB1F387CEE2B41AFB9295C1EA15841A3FE0538F5EC2B410F4F578F0FA15841920964F753EC2B41CFE9A8B303A15841107F4A8D36EB2B418AE7212B01A15841178AA8F601EB2B418550F6E400A1584106AB9876DEEA2B4116B8AE2305A15841836ADE6CCCEA2B410B22F5A90AA158417D96DDC04FEA2B41697292640CA158411DE8473B5CE92B41425E0D0609A158416A4572E52EE92B41CF4F28C80DA1584139575286B7E82B41194583670DA158411608E7A34EE82B41B60A08970FA1584104F60B31D2E62B410B7CB3E61CA15841426440D81EE62B419A775EDE26A158415AE813E852E52B41A604FE7335A15841F5FDC02633E52B41455AD9553BA15841C88F540870E42B41ED21624F49A1584169E003DEB9E32B410E09BC5E60A15841A969E1FA6AE32B4186163A3765A1584144E0557159E22B41FA6620208EA158412D9307F65DE12B41FEC41C43C3A158413093B9A749E12B41858ADD7FC8A15841190D6A665FE12B41954A1D4CCCA15841545C0E78FDE02B4138692923DFA158416449463D3CE02B414B6CF82C24A25841113F2CBB03E02B416123C3C126A2584124964FB604E02B41CAD2FC8E2FA2584111BB64885BDF2B4116ED37035EA25841C232F93B10DF2B416DD2DA4C61A258414B716F5D34DE2B4188FCAC8C63A25841CE70CA60ADDD2B4127FD59F361A2584189FC8ED4BCDC2B4169A6B19E5AA2584192F2C33CA0DC2B4144205CAC5CA258412FCCBAAC98DC2B415FE11DFC67A2584181D582EACEDC2B41375D09138DA258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 08:50:37+02</text:p>
          </table:table-cell>
          <table:table-cell office:value-type="string" calcext:value-type="string">
            <text:p>2019-07-15 08:53:12+02</text:p>
          </table:table-cell>
          <table:table-cell office:value-type="float" office:value="35449" calcext:value-type="float">
            <text:p>35449</text:p>
          </table:table-cell>
          <table:table-cell office:value-type="float" office:value="35456" calcext:value-type="float">
            <text:p>35456</text:p>
          </table:table-cell>
          <table:table-cell office:value-type="float" office:value="155" calcext:value-type="float">
            <text:p>155</text:p>
          </table:table-cell>
          <table:table-cell office:value-type="float" office:value="49" calcext:value-type="float">
            <text:p>49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1020000206A080000020000003CAF0413F1E62B41BB2D7DDF34A05841EB65338A08E72B41DD3D63FB28A058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 09:01:42+02</text:p>
          </table:table-cell>
          <table:table-cell office:value-type="string" calcext:value-type="string">
            <text:p>2019-07-15 14:38:47+02</text:p>
          </table:table-cell>
          <table:table-cell office:value-type="float" office:value="35467" calcext:value-type="float">
            <text:p>35467</text:p>
          </table:table-cell>
          <table:table-cell office:value-type="float" office:value="35714" calcext:value-type="float">
            <text:p>35714</text:p>
          </table:table-cell>
          <table:table-cell office:value-type="float" office:value="20225" calcext:value-type="float">
            <text:p>20225</text:p>
          </table:table-cell>
          <table:table-cell office:value-type="float" office:value="12872" calcext:value-type="float">
            <text:p>1287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1020000206A0800004C000000902D8750CEE62B416AC49B5226A05841B8603A4A06E72B4129041F392FA05841E319C18040E72B415F73C10730A05841172B7B9049E72B41DE74A80F37A05841D059D3983CE72B415C2EB04F3BA058411633EE244DE72B41A7BAAF8A46A0584165713A4AACE72B417EECDDB4579F58411F01BFEBD0E72B4154883030539F58418C187DDD84E82B4140789285549F5841FA682CC704E92B41BB7818AD509F5841107C6B8E65E92B4139AC625F519F584161738EADACEA2B41D1D69A25419F58416BF39861CFEA2B4123820E5CF09E58416863251EA9EA2B413F8D0644E09E5841C8541522D5EA2B4173F51EDFD69E5841D09E1C75E5EA2B41D7880256B89E584183FBE04F4AED2B4184CB9E23B99E5841940B3AAF0FEE2B4166CEA775C49E5841C7010876E3EF2B41A1BA6CCAE59E584146268EF0D6F02B41ABBECF78FC9E5841118C55E922F22B4158856E8A229F584196756C1B05F32B41CD374E93419F5841CE03F0A094F82B413DA4A0D538A058412A568C31F6FB2B41DA062E8DEBA058414CB25CD9FFFC2B4149783D9018A15841B09E793D1AFE2B41171F1EE641A15841CCCDF40AB1FE2B41F7DA09FD54A15841A8F76442FBFF2B41ABB4361279A15841CB8106F852032C413D6716EACBA15841A4B60BCAE4042C412B83429DFBA1584114C7EF0FED052C41F60DC8DC08A25841FFCF4A408A0A2C4163E6164307A258415B35D3EA770B2C4132B5C2E8EFA158419E28D65AF90B2C41F8216B88DAA1584121BFB925540C2C4126A5FA00C1A1584158CD88B6730C2C41146115FBA1A158414A93A61E4E0C2C41F2F38A7C88A15841CECF24A9640C2C41188A568E7AA158413E07039B950C2C415AD9B4D56CA15841F016FE14A50C2C41024983DF5EA158419CC1CCFF960C2C41778CD0EA41A158419EF333EDA00C2C41C90EECED29A15841A2F0A633F20C2C415FBC5ADFF5A05841D42F91761A0D2C415BF28C13EBA05841187AB689580D2C4161FD6020DFA05841D5AEF1D5BC0D2C41A035B239D4A05841AE10471A230F2C41A4570CEDBBA05841F3BD1026B30F2C41697D187DB8A05841CEF805D6E4102C41C6EC2E5ABFA05841EACCE46B73112C41D2C85E0EB5A0584125934FA2B5112C4178CDA105A1A0584190AA5831D6112C4153DEBC9D8AA05841CA2F394933122C41B909B6E777A0584137544EFBC2122C41A4329FA66AA05841C285EE8F69132C418D9E6C9063A058415C7610420F142C41A38D0B0F66A05841D6EE3E90B9142C41C6CA7E3D65A05841FCEAD6D2FB152C413B5DC30953A0584101B24219A3162C41DEF8FDFB4FA058412D18A9194E172C41E88D7F7E4FA058418C9D2AB19B182C41CFA9C96645A05841F4A83D823D192C4189C5FB993DA0584195C2DFFCC81A2C41A757E21237A05841587C1B14F91A2C415E9C127238A05841EB173DC93B1C2C41333D99212CA0584117B738649B1C2C4116BB960924A058412D6E82EA731E2C4147BAD0672AA058417601DEEE541F2C413575F8D529A05841D687A0864A202C41FA308E0B31A05841DE6061404E212C413D8FEDBB33A0584168DFBCE3CF212C41448BACB137A05841EA95B5E3D0272C4128969DF735A05841864D8A64D8272C41B3D4C54041A05841BEF078ED53282C4127BCD55151A058417C4874AA50282C41F92EA21C58A058418EC3CA051B282C412ADC9A7B5BA05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 14:43:22+02</text:p>
          </table:table-cell>
          <table:table-cell office:value-type="string" calcext:value-type="string">
            <text:p>2019-07-15 14:47:47+02</text:p>
          </table:table-cell>
          <table:table-cell office:value-type="float" office:value="35763" calcext:value-type="float">
            <text:p>35763</text:p>
          </table:table-cell>
          <table:table-cell office:value-type="float" office:value="35816" calcext:value-type="float">
            <text:p>35816</text:p>
          </table:table-cell>
          <table:table-cell office:value-type="float" office:value="265" calcext:value-type="float">
            <text:p>265</text:p>
          </table:table-cell>
          <table:table-cell office:value-type="float" office:value="1621" calcext:value-type="float">
            <text:p>162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01020000206A08000014000000F70D95A71A282C41DDB703DA5BA058415680DB1C38282C415EF214BE58A058417A57B6EA5D282C417C0CEC6B59A0584183EBB70EB0282C41DD50DD574BA0584123263642DE282C41AFF5B54E3EA0584112D941C085292C41245CF15228A05841BEBE4314362A2C41A8BE806A0AA05841280538A0FF2A2C41DDFFBBE1F09F5841FD151A188C2B2C41A58ECC52D89F58415483A0E3BD2B2C4193BD96D9C89F58417E9FD751DC2B2C4166426518BB9F5841C13FF643B12B2C418FB2F8E34F9F5841D4EB87B04F2B2C41F8FA72E6339F5841E30AAA4E132B2C418904E1082C9F584174BAE47B0D2B2C41255602EC1A9F5841BE843C14CD2A2C4188579F2A0B9F5841E35CFF6DD22A2C413417C8F7089F5841E6F03B72EB2A2C41C040F5080E9F58419088B7B4EA2A2C416B3E3F6E129F58416282E60A032B2C41803606A9119F58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 14:50:17+02</text:p>
          </table:table-cell>
          <table:table-cell office:value-type="string" calcext:value-type="string">
            <text:p>2019-07-15 14:53:32+02</text:p>
          </table:table-cell>
          <table:table-cell office:value-type="float" office:value="35845" calcext:value-type="float">
            <text:p>35845</text:p>
          </table:table-cell>
          <table:table-cell office:value-type="float" office:value="35884" calcext:value-type="float">
            <text:p>35884</text:p>
          </table:table-cell>
          <table:table-cell office:value-type="float" office:value="195" calcext:value-type="float">
            <text:p>195</text:p>
          </table:table-cell>
          <table:table-cell office:value-type="float" office:value="1554" calcext:value-type="float">
            <text:p>1554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01020000206A0800000F00000070144B11D12A2C41DC77A125099F5841B51A89B5102B2C41B8F31E00179F5841CA9F8A7E1D2B2C411C8D3A3F2B9F584137B783A15A2B2C4125947522349F5841EB453E74BA2B2C41958BD7D64F9F5841606831DFF42B2C41FC0DE831B39F5841F898872AAE2B2C418CCA3437CF9F5841F594084F752B2C41EF9034BBDD9F5841B056E5E7DD2A2C4174E774DCF79F58411D51B0F87B2A2C413D48F86903A0584142BE1ACDC6292C41C75545D620A05841795E76BA1F292C41901E3F4436A05841BD29CF308F282C412A24D0C055A05841210A2D704F282C4109EB7C8F5AA05841763D2FEE33282C413E8195875AA058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 16:35:37+02</text:p>
          </table:table-cell>
          <table:table-cell office:value-type="string" calcext:value-type="string">
            <text:p>2019-07-16 04:27:54+02</text:p>
          </table:table-cell>
          <table:table-cell office:value-type="float" office:value="36786" calcext:value-type="float">
            <text:p>36786</text:p>
          </table:table-cell>
          <table:table-cell office:value-type="float" office:value="36956" calcext:value-type="float">
            <text:p>36956</text:p>
          </table:table-cell>
          <table:table-cell office:value-type="float" office:value="42737" calcext:value-type="float">
            <text:p>42737</text:p>
          </table:table-cell>
          <table:table-cell office:value-type="float" office:value="9417" calcext:value-type="float">
            <text:p>941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1020000206A08000033000000EACA9A5A05282C412EDDADEE5DA058414269194800282C41D56485F037A0584129F67D3726212C41DE3C556F34A05841A75E0794201F2C41C612D0CB27A05841E472D205A71E2C415452DE7929A058418E4D68643C1E2C41191466F42DA05841D6B207665B1C2C41BA3FA1CC28A05841E257CC3CFE1B2C4109D79F6E32A05841766FC26D1C1B2C41152213243DA058410AFF2F1573192C416A6F390B3FA05841C309F33975172C41E4A2A40E51A05841F26931121C162C4192BFDC2451A058419583E57CE5142C415DCE47235FA0584148590AD698132C41D27750BC5CA058416C4F9C90FA122C41B1F41D2A63A058416B859C0F71122C41D8CDCD236CA058414835ABB40F122C413E0569C676A0584143980407F6112C41C45C37B68FA05841FAF198D8AA112C41C511817EA9A0584199C22F261F112C4151410776B7A0584166975AB481102C41B468B064B6A05841E1A23166E50F2C4179757F3AB2A05841A66A24484A0F2C41223B17D2B6A05841522D4211A60D2C41FB3C28E7D6A058411D11E9A8210D2C41D31414B8E9A05841B1DA5263090D2C4172681CA4F2A05841EBC19EA5AD0C2C412A495B2C39A158417F1CEBCBBB0C2C415B7C00CA63A158411BC84E7E6D0C2C4189A9204F81A1584189F4D13C710C2C4174CF73DD8FA158413F350B1F940C2C414E9A870AA5A158415F34CC7E8C0C2C4118E99909B3A158419621E8B7350C2C412E24F9E3D0A158414C927D9BED0B2C412264E1F1DFA1584130E5EB38850B2C4196AD492EEFA158418C6E2112090B2C413CDA9EFCFCA15841A6243F87EF092C411BDB2D0412A25841A81687F058092C41AE551C4519A258410498C0016B072C41D2A94D0215A25841184C668727072C41323B41DBAEA2584161B99C2142072C410FFD0739E4A258410E9EEA4E37072C416813C1C656A3584166F3FBEB2A072C419704E9B275A35841C8C1469308072C413533717A94A358419F42746B30072C41735EFE4E72A4584118998C6177032C41BCA5E68773A45841A32DF4E78CFF2B41ACD2E5B956A458413852D6D074FD2B410962CFB24AA45841B8CED3B1FFFC2B41EDFEE63F46A4584179084A98DFFC2B41FC2CDBA748A45841802A6173ACFC2B41D8BD782554A458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 06:39:08+02</text:p>
          </table:table-cell>
          <table:table-cell office:value-type="string" calcext:value-type="string">
            <text:p>2019-07-16 06:40:03+02</text:p>
          </table:table-cell>
          <table:table-cell office:value-type="float" office:value="38470" calcext:value-type="float">
            <text:p>38470</text:p>
          </table:table-cell>
          <table:table-cell office:value-type="float" office:value="38477" calcext:value-type="float">
            <text:p>38477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01020000206A0800000400000066A428DDFDFC2B4147C3EAB95BA45841ECF55E34A4FC2B414D7DC27856A458417AE9C537ABFC2B41DEA864375DA45841F44D4D67B1FC2B413CDC04F757A458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 06:40:38+02</text:p>
          </table:table-cell>
          <table:table-cell office:value-type="string" calcext:value-type="string">
            <text:p>2019-07-16 06:58:13+02</text:p>
          </table:table-cell>
          <table:table-cell office:value-type="float" office:value="38484" calcext:value-type="float">
            <text:p>38484</text:p>
          </table:table-cell>
          <table:table-cell office:value-type="float" office:value="38692" calcext:value-type="float">
            <text:p>38692</text:p>
          </table:table-cell>
          <table:table-cell office:value-type="float" office:value="1055" calcext:value-type="float">
            <text:p>1055</text:p>
          </table:table-cell>
          <table:table-cell office:value-type="float" office:value="5984" calcext:value-type="float">
            <text:p>5984</text:p>
          </table:table-cell>
          <table:table-cell office:value-type="float" office:value="5.67" calcext:value-type="float">
            <text:p>5.67</text:p>
          </table:table-cell>
          <table:table-cell office:value-type="string" calcext:value-type="string">
            <text:p>01020000206A0800001F0000005DFA3218B4FC2B414CBAD7C556A45841E23A6D92ACFC2B41C0A5119555A45841285BAA4B47FC2B41BB4B94E977A45841CB16FBFDE2FA2B41B82057E172A458419515982249FA2B413C9E7ABB5FA458414CEC43FFC0F82B41BFCE8C1526A4584146EF008959F22B417590AD3A4DA35841BC3F71D180EE2B41915FE183D0A258410BB4A4BEA4ED2B41DC3871D3BDA25841C0BB417F9CEA2B4141ED24C282A25841BA230C7C34E92B418D2CD8AF67A258418C5C850619E92B41B5BE918567A25841C670EED099E82B419F10FACF5BA25841643C23E86AE82B41B2F2FB9A3DA25841E7D127C0A3E82B419793A33333A25841E7B966C791E82B417278A3262DA258415C5451858CE82B41DE4D4F5108A2584190EA33BD9EE82B41F031561203A25841C2C3575EADE82B41A35CD185B7A15841E912C50BDBE82B4154A4A3546EA158414615362CD1E82B41443C777666A15841472CFC33F9E82B4142C72BA90EA15841226967781EE92B413B3B725FECA058411FF884E13EE92B412ED05D1F9EA0584146133CE122E92B410668509593A058412B375860D7E82B410F962E198DA05841927892B3E7E72B418A0984E78AA058411F71A73376E72B41A083E35D85A05841A6BA8EF92EE72B41FFE19CC77AA058411A12485B1AE72B41A35570376DA0584154AE757231E72B4174FA83E128A058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 13:52:12+02</text:p>
          </table:table-cell>
          <table:table-cell office:value-type="string" calcext:value-type="string">
            <text:p>2019-07-16 14:17:41+02</text:p>
          </table:table-cell>
          <table:table-cell office:value-type="float" office:value="38924" calcext:value-type="float">
            <text:p>38924</text:p>
          </table:table-cell>
          <table:table-cell office:value-type="float" office:value="39176" calcext:value-type="float">
            <text:p>39176</text:p>
          </table:table-cell>
          <table:table-cell office:value-type="float" office:value="1529" calcext:value-type="float">
            <text:p>1529</text:p>
          </table:table-cell>
          <table:table-cell office:value-type="float" office:value="12833" calcext:value-type="float">
            <text:p>12833</text:p>
          </table:table-cell>
          <table:table-cell office:value-type="float" office:value="8.39" calcext:value-type="float">
            <text:p>8.39</text:p>
          </table:table-cell>
          <table:table-cell office:value-type="string" calcext:value-type="string">
            <text:p>01020000206A08000055000000B59390A09CE62B41936C26972CA058417F8097EDE0E62B41BBEA86EB1AA05841972219F8D3E62B41E9FAA8661AA05841B08823483DE72B41D7743B5B1DA05841642D402849E72B41BA447A361AA0584164E777147BE72B4119DBB809CC9F5841529CEB3BA5E72B417E943387599F5841E282B215CEE72B419F4E8EDC559F5841ABA7BD559AE82B4136316770579F5841D1EB054581EA2B41EB5320174D9F58419F3E025F9CEA2B416D3EA75A419F58410F6760E1B8EA2B41CAD04337F09E5841C56BBA0496EA2B4148700FA8E89E58419B150E089DEA2B4155EB1E6DDF9E58418AF26D5CC2EA2B41A8AB3183D69E58411B281986DBEA2B4115762659B69E584141BBBDC2D9EA2B4101A4F069B09E58414C449F0CC5EA2B41000EA097AD9E584188CEB81313EC2B41B86F9B68AA9E58416503EDC58DED2B41B5C59E81BD9E5841DA7772EF12EF2B4163D1C74CD69E58414B698A50AFF02B4188E991DFF89E58414D3B894F21F22B4194DC48B3219F58417AC18D36EDF22B41B4ABBE063D9F584125666D7C85F62B417BB59080DB9F58411B166A2CADF82B4187059FC63EA0584130BA8BA196FB2B4198560F3EDDA058414279542C73FD2B41126470202BA158410015B17982FE2B4157DFA5224FA15841C38E930D4F002C4107B168A281A15841A452D85065032C417B973EAECEA15841D8EE9B8000052C41BB6F669BFEA15841F700802E0B062C4193FA3CAE0BA258413640087C68062C418D96D2C415A25841701AF3DC85072C411E8058AC12A258410509F6562A092C41C65F342819A2584144651C91B4092C4109DBC9DB14A258415B7B1EE93E0A2C41656791700CA25841B9BD27BD1B0B2C41DF6A84F7F9A15841D1C9E42AA30B2C41E5710157E9A15841B0102D93DE0B2C41C4A77D5EDFA15841D2E252FC3D0C2C41B7FE78F6C8A158419CB423F25D0C2C419B5BEC12BBA158414ECF41F9710C2C41D8189834A7A15841A148E7454A0C2C4168D4113188A15841ACE3B9BE5C0C2C41B184A7C07AA158413EFD2D12900C2C41BBF501F36CA158417E2BA5279F0C2C4190F1D4855EA1584192F5C4C08C0C2C4164DE2D9A3AA1584164912795950C2C41133B380E2CA158416954C199D70C2C414082AA0FFAA0584175D947550E0D2C418BC8A67EE9A05841B01C15196A0D2C4158EF287BDAA058410DF7DDC3EA0D2C4140B0C255CFA05841B0A4D2E2020F2C4172B857CDBCA0584155E4F55A970F2C4192A9F19FB7A0584112579DE9BC102C412ED73BC2BEA058419F0693D946112C41CE2C40D7B8A05841A8296DF4A2112C4106073186AAA058410F3E8F2AEA112C4193B1BBF183A05841C4677B424E122C4150D3135973A0584170AD13FCD5122C413F2ECA5368A05841FC2A303969132C4113FC01FD61A05841D9F26ADE04142C4152230BCF64A0584186C3DD5DA6142C41D9EB948D64A058410A86CCE03A152C41A05CE76E5DA058413A7B5F5ABC152C41560E362554A05841EA3B273F47162C417D89959A4EA0584142BE354A7B172C414C59BF2A4EA0584128614EA893182C410E99831645A05841D22E780C9E192C415C20C4CE36A05841162A1563BC1A2C4130B9FF3A36A05841F5FF5166D71A2C41573301AD3BA058417A2129E4B91C2C41EBAE3F7126A05841B4C93FAC231E2C41D53BC3552DA058416C3FD60D871E2C41FB48D18B28A058418C4BE47C721F2C41432F4F3528A05841087980C4DC1F2C41EB30734B2CA05841A6A1475143212C41254DD6A531A05841B27E9CD722222C411365970939A05841E4F24AC4CD272C41EA713B972EA05841935717F5D2272C41230DF3303FA058410364B76B01282C412E53F62147A05841402D83C854282C413676772A50A058416EEC136051282C4116F47D7757A058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 04:33:15+02</text:p>
          </table:table-cell>
          <table:table-cell office:value-type="string" calcext:value-type="string">
            <text:p>2019-07-17 04:37:45+02</text:p>
          </table:table-cell>
          <table:table-cell office:value-type="float" office:value="40585" calcext:value-type="float">
            <text:p>40585</text:p>
          </table:table-cell>
          <table:table-cell office:value-type="float" office:value="40639" calcext:value-type="float">
            <text:p>40639</text:p>
          </table:table-cell>
          <table:table-cell office:value-type="float" office:value="270" calcext:value-type="float">
            <text:p>270</text:p>
          </table:table-cell>
          <table:table-cell office:value-type="float" office:value="1537" calcext:value-type="float">
            <text:p>1537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01020000206A080000100000004551EF6E39282C418D125BF855A05841BAF0003B5E282C411B007A8156A058414D55212F78282C412EA545D352A05841564900D5FD282C410300D19336A05841AA4C609D99292C41DDB0B60A23A05841431BA7533B2A2C414D784BA907A05841F26F1726F92A2C41985E029FF09F5841FE235EA6842B2C41A862D5C7D79F5841E0FE01C8D22B2C41D16D048BBA9F584156AB72E5C02B2C41A404670B529F58414EF460D16C2B2C41C7EA6856389F58412B9E74530D2B2C41935B0A23299F5841F1B41C5B0A2B2C4195228EDC1A9F58410E26B851F52A2C4116AB25E5129F5841E465547FFF2A2C4175EB413A119F5841455A17C4E52A2C4141ED8244089F58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 04:59:45+02</text:p>
          </table:table-cell>
          <table:table-cell office:value-type="string" calcext:value-type="string">
            <text:p>2019-07-17 05:17:30+02</text:p>
          </table:table-cell>
          <table:table-cell office:value-type="float" office:value="40767" calcext:value-type="float">
            <text:p>40767</text:p>
          </table:table-cell>
          <table:table-cell office:value-type="float" office:value="40980" calcext:value-type="float">
            <text:p>40980</text:p>
          </table:table-cell>
          <table:table-cell office:value-type="float" office:value="1065" calcext:value-type="float">
            <text:p>1065</text:p>
          </table:table-cell>
          <table:table-cell office:value-type="float" office:value="10297" calcext:value-type="float">
            <text:p>10297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01020000206A080000510000004C1E0A13F82A2C4144B6B184119F5841823441A2972A2C4103B183DE029F584128CF3E61262A2C41C19C79ABE69E58410BBF467B252A2C41636A1698C29E5841CFF619C85F2A2C41DB9ED4D0B19E58412E2CBE3B5E2A2C41B7EAC9FA669E5841621DC8C0412A2C4134877B27579E5841A44FE210C7292C4140BA760F399E584120FFF82BF9292C41CCB4D5EF199E5841763B8CC785282C41CA515313EB9D58413779AF5C82252C41B6FA90F2DB9D584169E55851F7252C41C186DEB1129E58418CFC428CF6252C41F82EFF08199E5841D4C47C909D252C41FF459D6B399E5841331D4FF239252C413A840B31519E5841E5875F0E25252C416C105091749E58414A5BE17CF3242C411D571EC4889E58410A6441D697242C4127F1688B9C9E58417BA2854316242C41153A4D48AD9E5841BFCD24237D232C41DDFC9C67B89E5841C1F11FA8F0222C4160C54DF3129F5841E0840070A9222C411FF60FAA5E9F5841A78854F820222C41B0511BAB709F58414C38248629212C4152EB94268D9F584189AFD79241202C411EBB30789F9F5841FCE5F4D2F81E2C418466D2A0C29F58415E8FE8DAC51D2C41F7419254EA9F5841304D5262821D2C41373B452EFC9F584128BA8A68181D2C418FF4414B0AA058414C655D07F51B2C41A7B06E441FA05841CC9D7FB7631B2C41A61E3BE628A05841087165F3291A2C41ED5E6F3034A05841FFF2AD53F5182C413C7DBBF749A058418A0050224E182C416CFAC15351A05841594BCC07A6172C41CAED1E5E56A05841036F905549162C41B943593E53A0584164A7FAA8AB152C41562682525AA0584108CE6C5513152C41C31B979066A05841F61A317068142C41A301C78968A05841E8CEA880C3132C41EB879C3665A05841DDD1153126132C41D495FF6966A058419A4AE9A88E122C412718EBF46EA058411C21649412122C418CF749327EA05841C66BA4F3CE112C4137EE29AB91A058415ACAA558B2112C419339AE25A6A05841624B42CA83112C413055C665B7A058411D73D533F8102C412B6F2470BFA058413E072424C50F2C41876CC0CCB8A05841F54D337A2B0F2C411ABF88F6BBA05841285A6701A30D2C41FC36A589D7A058415016F806370D2C410D74B2A7E3A05841329034E3F10C2C41E60A4334F4A058411AFC17D3D70C2C41CBE2645005A15841DC6162159F0C2C41CFD1AD0136A158412072939FA90C2C4188A66ED467A15841B7EADFF75C0C2C414CE3D8857FA15841204EB1F2590C2C41E3E7CE0E8CA15841E393E201830C2C41BC178CC79FA1584178A3BDC97B0C2C4157114BADB4A15841E08D2B7C500C2C4122DB5D78C7A15841E9153818120C2C41A688ED34D9A1584180536EC9770B2C4126ED394CF1A15841A44191718D0A2C411E575B0408A2584193B8F8E0040A2C41F3C40C8E11A25841725E17426F092C41EC61301719A25841C414516ACD082C41AAF0F0CF19A25841F4DFEF3726082C410988074C16A25841BACDA36580072C41397AB25515A25841611DE0E0E1062C41CDDA994617A25841DD392C3D27052C419F7CB5CF25A2584108ABD69ADD042C415129D5882AA2584134FDEDDE30042C4114530EAA2DA258413893C099FDFF2B418FAE78A451A25841ECB6C80C25FF2B41977BE3A55AA25841FE3C7FA516FF2B41103BDE3B60A2584144C1289A25FF2B418DF2D2376DA25841E2BBA7A6A4FF2B41952BD0158BA25841DEC4AC3CB1FF2B417A99F07FBCA25841AE2F26EE93FF2B4176F27D62D8A25841AE11465B1FFF2B413122F05AD9A258417167F61BF7FD2B41BAA16E03ECA25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 05:18:05+02</text:p>
          </table:table-cell>
          <table:table-cell office:value-type="string" calcext:value-type="string">
            <text:p>2019-07-17 08:01:09+02</text:p>
          </table:table-cell>
          <table:table-cell office:value-type="float" office:value="40987" calcext:value-type="float">
            <text:p>40987</text:p>
          </table:table-cell>
          <table:table-cell office:value-type="float" office:value="41058" calcext:value-type="float">
            <text:p>41058</text:p>
          </table:table-cell>
          <table:table-cell office:value-type="float" office:value="9784" calcext:value-type="float">
            <text:p>9784</text:p>
          </table:table-cell>
          <table:table-cell office:value-type="float" office:value="557" calcext:value-type="float">
            <text:p>55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1020000206A0800000C00000066601BB0EEFD2B41970F7916EDA258418A94EB90E9FD2B41FBD51D79EFA2584120A4B91B1BFE2B41F100A58AECA258417E63E31634FE2B4103CC59DDF0A2584110C10272B1FE2B411A0FE2BAF8A258412C47BCE8C4FE2B41ED7321C80FA35841E8D89DE1EAFE2B41D51030CF0FA35841177C95CEEEFE2B4130F4F45A16A3584138EE22840DFF2B41C095D0CB1AA358410425796EB2002C411925E21125A35841DDCD421DF2002C418F5AFA9B29A358417CBA7060FE002C41EC4F2C0D26A358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 08:08:44+02</text:p>
          </table:table-cell>
          <table:table-cell office:value-type="string" calcext:value-type="string">
            <text:p>2019-07-17 08:13:54+02</text:p>
          </table:table-cell>
          <table:table-cell office:value-type="float" office:value="41149" calcext:value-type="float">
            <text:p>41149</text:p>
          </table:table-cell>
          <table:table-cell office:value-type="float" office:value="41211" calcext:value-type="float">
            <text:p>41211</text:p>
          </table:table-cell>
          <table:table-cell office:value-type="float" office:value="310" calcext:value-type="float">
            <text:p>310</text:p>
          </table:table-cell>
          <table:table-cell office:value-type="float" office:value="394" calcext:value-type="float">
            <text:p>39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01020000206A0800000D000000EBFD6330A9002C415F3B6C3035A358414A12AFA49C002C41BE77662934A358413DC44231A0002C414A7A377236A3584106C2938BA6002C41132A165834A35841545F61958E002C41029368CB34A358417850FA726C002C41CEB7606E30A358413DBF104E05002C4153907E812CA35841AE6EB3D755FF2B413064329B29A35841D8F94051DEFE2B41E20E64EA29A358413E4526A27CFE2B418310F1B91DA35841E2A119306DFE2B4151383F0719A35841F1A3A6757DFE2B41AF1ACD4F13A358413529A40368FE2B41AC7CAA6410A35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 14:12:17+02</text:p>
          </table:table-cell>
          <table:table-cell office:value-type="string" calcext:value-type="string">
            <text:p>2019-07-17 14:31:22+02</text:p>
          </table:table-cell>
          <table:table-cell office:value-type="float" office:value="41230" calcext:value-type="float">
            <text:p>41230</text:p>
          </table:table-cell>
          <table:table-cell office:value-type="float" office:value="41459" calcext:value-type="float">
            <text:p>41459</text:p>
          </table:table-cell>
          <table:table-cell office:value-type="float" office:value="1145" calcext:value-type="float">
            <text:p>1145</text:p>
          </table:table-cell>
          <table:table-cell office:value-type="float" office:value="7764" calcext:value-type="float">
            <text:p>7764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01020000206A08000043000000009D7690C1FE2B41E5931B6F11A35841BFB3679A80FE2B41F858792D15A358416D0407338BFE2B41A997E6AF15A35841D84DFDF992FE2B41126863920DA3584121E16C127AFE2B4136E5467102A35841B70133AE81FE2B4130FCABEDFAA2584110F8DAEC54FE2B412FBFCC65F2A25841807CE3060FFE2B4156DEF020F4A258419BFC379BC9FD2B41FC29F938F3A25841128E4A15EAFE2B417A2EAD2DE1A258411E5175EE56FF2B414478C9EEDCA25841962411098FFF2B41B11ECD28D7A2584150EB2440CCFF2B41302A0EA7AAA25841F8BA5849CFFF2B41B6D5A2E79EA258417A14A8F9FCFE2B417785339169A2584173BC2440FDFE2B413FC5C7B658A258418ECCCD4C42FF2B41D6FBC46E54A25841128E9EAA47042C41415CC9FE28A25841DD87C74492042C4114D8D88D24A25841C4D8A0BA35052C41063FE7CC21A2584175E3DE7DDB062C41089901D714A25841C23F4B446B072C41747A722813A258414AF08ADB54092C41F6F4ABE118A25841C7C47990EB092C412B5E432312A258410F602A2A040B2C41458ACEBBFCA158410FF6DE3BAC0B2C415C2E28C7E8A158418B20A56E300C2C41A5821B59CDA158419595C1DE580C2C41B4C45020BFA158413727504C700C2C4134C0FF15A1A158413E086C51490C2C41D6BD16CA88A1584135C7F1635A0C2C4121FF37857DA15841C9C9E5779D0C2C419BFF5D3168A1584174FC131D8C0C2C41ECB7F93345A15841C5CC9349940C2C410412FAED2CA15841F5CB42C6DB0C2C411ED21646F8A058411C602E842F0D2C41CE7F1358E3A05841B685FEE5860D2C41BBF8AAC8D7A05841A763D168030F2C41B77BEFCDBCA058417BEF43EA8E0F2C413793A6D1B7A0584125525F8122102C4106F6F94BBBA0584148269BE352112C41F4D0D3F7B7A05841375E2341A6112C41F0F27434A7A0584145EB18C0C3112C4192A20A6F91A058413A81D6190A122C41AD7E58AD7CA058414522C8038F122C41CE7A30C86CA05841D72757AD37132C41F84A08E663A058416859CE4C90142C41328DDD8267A0584188726DF730152C411B2F77E161A05841784AD393C7152C41E030EA1057A05841A723D2F661162C41AD6B935552A058414A41051A0E172C418A73866053A05841B7128A81B5172C41AAEEA2B651A05841024518345B182C411E78E0EB4BA058413B787FC9FE182C41772D406F43A0584149D9AF0CD71A2C4180DB6C253AA058413B87FEEC4B1C2C41DE5F752F30A05841E9422766AB1C2C41427CD78D28A058419C37556B0F1D2C417EA9EC4624A05841D6372574E81E2C4150CDBAB12AA0584136BA1DE9561F2C41AD69D65529A05841A06703292F202C41817AA56E31A05841DA4FDDA027212C410A5132FF34A0584197AA57846E222C411C7A52BF3EA05841933C3E7DCA272C4175AD16F72FA0584110401129D2272C41D80247F741A058411A969E592D282C411105DDDB4DA05841E86A640249282C4118D11A4F58A058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04:37:12+02</text:p>
          </table:table-cell>
          <table:table-cell office:value-type="string" calcext:value-type="string">
            <text:p>2019-07-18 05:01:22+02</text:p>
          </table:table-cell>
          <table:table-cell office:value-type="float" office:value="41950" calcext:value-type="float">
            <text:p>41950</text:p>
          </table:table-cell>
          <table:table-cell office:value-type="float" office:value="42240" calcext:value-type="float">
            <text:p>42240</text:p>
          </table:table-cell>
          <table:table-cell office:value-type="float" office:value="1450" calcext:value-type="float">
            <text:p>1450</text:p>
          </table:table-cell>
          <table:table-cell office:value-type="float" office:value="9851" calcext:value-type="float">
            <text:p>9851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01020000206A0800004E0000004EBABD9A28282C4179D987E758A05841532B022414282C4168B9591258A05841EC73B42B2D282C41D3EA4F0B53A05841553212F544282C411FC26F2B54A058411375F55238282C41B91205264CA05841DA4D1626D3272C41E453855940A05841BCC4B5130E202C41E7148C7C28A05841D0A1D2A0861F2C417578A5C223A05841587DAE2D7D1E2C416D2E8FD521A058410CDEB8403A1C2C41B7B3BE6627A05841AE60DF2DC41A2C41AEEE37482DA0584184337704C41A2C41FC9FBD4029A05841B2BED9E8AC1A2C41ACBD5B9327A05841E8503900EB192C416E3D9BDC2EA058418E078909EB182C41FC4CBE533DA05841A866605D5B172C4138ED19524AA058415290E12349162C41B582C6F147A05841110077DAD3152C415E9F7F254CA05841966CCE5E03152C41DA44369359A058411C900EA69A142C4147B44ED55DA05841AB25C5945D132C4152C8DCD75CA058414A8BAF75F3122C419328895862A058412D18246484122C41CCE7119669A05841CFFB98F910122C419D7069EB76A0584117FEF426C1112C4135F9771D88A0584124144B1BAF112C41DCB7103E9DA05841816FA37E77112C41FBAC2202AFA058417E1E0D38F8102C4147BEC4E8B8A05841C082A89E63102C41FEA4F6FDB8A05841D202FB45C50F2C413D5B0EA2B4A0584156A915EB200F2C4148F02A9CB7A05841054B4A85EE0D2C413036CE3FCCA058418C37053A680D2C41ACFF5FD5D7A058416AF92CD7050D2C4179536C2BE6A05841CB1D66A6CE0C2C4178E3A680F6A05841913C9546960C2C418E91C09A29A158413D2A5FD4A00C2C413452E5285EA15841EADDEB82500C2C413048798A79A1584198506087520C2C4149D003B887A158413E35337B720C2C4116C381BB94A15841780A520C7C0C2C4170549AA3A8A15841D70B0BB13E0C2C418853178AC5A15841C4851B88EA0B2C416B27AE24DAA1584175B85F24330B2C41804ED518F4A15841C1A42428460A2C41E969930B09A258416C2D4834C3092C41F971DF4311A25841C47693E737092C419B13DB9316A25841627007F509082C4118F4D77712A25841846A59DAEE062C41FBDDC2FF13A258414BA0476653052C411ABD7E8F21A258410EB0F4B2BA042C41A4BD34E628A258418079B52363042C41DC45B71D29A25841973827DDEF032C415BC27DDE2CA258419F19269F4DFF2B41DADF6D0757A2584161A09710FFFE2B41242486EA56A258413E9438ABE5FE2B419F79DA3044A25841D56E62D8A5FE2B4110AC86B745A258415586E6FA9AFD2B41BBE93F9343A258412AA3AB02ECFC2B41DC76F56D44A258411430FE5070FB2B418F8607565AA25841F43E80EBD8FA2B41DE96BE7B74A25841FD33AA4DC7FA2B41CEC448557AA25841C6D6E6C991FA2B41A9E5FA487FA25841C29D0586B1F92B411CC9E9C488A25841197C72A9C5F72B41602DC1399BA25841427C1AEEB2F52B41DF77EA37ACA25841051FE145A2F02B4110D1BB7BBAA258410EC178B9CEEF2B41D8A4DA50C7A25841F0053F7333EF2B41BB2CA12DC6A25841AC3D3370FBEE2B41B02D1FDAC8A258418268D62AD4EE2B413F444A52D0A258418987A850AEEE2B415B4239A1D3A25841D415892B33ED2B4186EECDF3B4A25841860282A6C3EC2B41B82F1B0DAFA258413A4742B2C4EA2B412767B02785A25841A5AEED9C8FEA2B415DFF1FEF82A25841A635535C37E92B413CE3059969A25841817C1ADA51E92B4101781D9567A258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05:04:22+02</text:p>
          </table:table-cell>
          <table:table-cell office:value-type="string" calcext:value-type="string">
            <text:p>2019-07-18 05:12:12+02</text:p>
          </table:table-cell>
          <table:table-cell office:value-type="float" office:value="42276" calcext:value-type="float">
            <text:p>42276</text:p>
          </table:table-cell>
          <table:table-cell office:value-type="float" office:value="42370" calcext:value-type="float">
            <text:p>42370</text:p>
          </table:table-cell>
          <table:table-cell office:value-type="float" office:value="470" calcext:value-type="float">
            <text:p>470</text:p>
          </table:table-cell>
          <table:table-cell office:value-type="float" office:value="2521" calcext:value-type="float">
            <text:p>2521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01020000206A0800001800000050770B31F2E82B4144043FF963A25841B82DC27798E82B41D32909D85DA25841B2CD54B280E82B4199B61AFB56A2584131B63E7571E82B41E60F6A0148A258411ED11F115EE82B410340963045A25841585AD70760E82B41F6C0346B38A25841F57F98D973E82B41BFA433BB15A258410F8E0B9892E82B418EDCAEFB0AA25841B4D2A24EA1E82B41426690D9F8A158417D3756019CE82B41A363B8D9D9A15841C80D45B6CAE82B41CCA363BE7EA15841A2A29074C7E82B41A15F47C362A158417E131AABEBE82B4134DA3A6730A158418B4A3D47EEE82B41E247DC1A13A158411CC49CCC10E92B41FD01ACC9F9A05841A298F92A37E92B410A3079FFA7A058414F2C06A218E92B416DFF849395A05841B5D54D65F2E82B410631D4E18EA05841FA0347ACA5E72B41CDDC92FF88A05841B525D73853E72B41D65938FE82A058412998AD4420E72B4107D7C30079A05841D59738C514E72B419385343361A05841E671FF403DE72B41EB64EB752FA05841761566932EE72B41E4236CFF25A058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06:37:12+02</text:p>
          </table:table-cell>
          <table:table-cell office:value-type="string" calcext:value-type="string">
            <text:p>2019-07-18 06:44:52+02</text:p>
          </table:table-cell>
          <table:table-cell office:value-type="float" office:value="43241" calcext:value-type="float">
            <text:p>43241</text:p>
          </table:table-cell>
          <table:table-cell office:value-type="float" office:value="43286" calcext:value-type="float">
            <text:p>43286</text:p>
          </table:table-cell>
          <table:table-cell office:value-type="float" office:value="460" calcext:value-type="float">
            <text:p>460</text:p>
          </table:table-cell>
          <table:table-cell office:value-type="float" office:value="350" calcext:value-type="float">
            <text:p>350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01020000206A0800000E00000084330D5A44E62B415288BA4F2FA05841F33349BF13E62B414779E3062BA05841EBA6635E0AE62B41780606AC2DA058412A68FC4637E62B4193E0691B31A058412C8E7E1AB4E62B41DE62307324A05841F98A421F94E62B415C3C40B320A05841AE60FAB7A8E62B41D90919721AA05841E263BE74F4E62B4139E8F35F1BA05841164261221CE72B41E5079E4B15A05841F9C6299318E72B413629DF360FA058419FFF84CDF5E62B417A9DDB060DA058418A658111FDE62B4144F32A640BA05841D07EEEA3EEE62B41FE37D7640CA05841BE181B49D5E62B4193982E6C07A058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06:47:02+02</text:p>
          </table:table-cell>
          <table:table-cell office:value-type="string" calcext:value-type="string">
            <text:p>2019-07-18 06:50:52+02</text:p>
          </table:table-cell>
          <table:table-cell office:value-type="float" office:value="43293" calcext:value-type="float">
            <text:p>43293</text:p>
          </table:table-cell>
          <table:table-cell office:value-type="float" office:value="43322" calcext:value-type="float">
            <text:p>43322</text:p>
          </table:table-cell>
          <table:table-cell office:value-type="float" office:value="230" calcext:value-type="float">
            <text:p>230</text:p>
          </table:table-cell>
          <table:table-cell office:value-type="float" office:value="332" calcext:value-type="float">
            <text:p>332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01020000206A0800000800000085C5D219BFE62B41D8BC5FFE08A058418E0717F217E72B419708F4F508A0584162C8BFC533E72B415104B5F117A05841B628EEB0E0E62B41D3238DB91CA05841424C21D3D6E62B4193D38FEC24A05841B3FE133CC6E62B4199470E6D21A05841B05F2C09CFE62B412172AC8E26A058419872DF8CF4E52B412FFBD22D29A058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0:36:49+02</text:p>
          </table:table-cell>
          <table:table-cell office:value-type="string" calcext:value-type="string">
            <text:p>2019-07-18 10:53:49+02</text:p>
          </table:table-cell>
          <table:table-cell office:value-type="float" office:value="44446" calcext:value-type="float">
            <text:p>44446</text:p>
          </table:table-cell>
          <table:table-cell office:value-type="float" office:value="44607" calcext:value-type="float">
            <text:p>44607</text:p>
          </table:table-cell>
          <table:table-cell office:value-type="float" office:value="1020" calcext:value-type="float">
            <text:p>1020</text:p>
          </table:table-cell>
          <table:table-cell office:value-type="float" office:value="8676" calcext:value-type="float">
            <text:p>8676</text:p>
          </table:table-cell>
          <table:table-cell office:value-type="float" office:value="8.51" calcext:value-type="float">
            <text:p>8.51</text:p>
          </table:table-cell>
          <table:table-cell office:value-type="string" calcext:value-type="string">
            <text:p>01020000206A0800002C00000054B3C601B8E62B415E7141142DA05841AF3FD427CFE62B41E0232AC01AA058417B3864E238E72B41BED5F5401BA0584181558AE99DE72B4160D22EA0569F5841FCE3DB8ADAE72B41E05E1A76539F5841C3C330E8B3E82B41A468C400559F5841E8A721E2A3E92B418AB1B58C519F5841FE755C13B7EA2B41EA14514B449F5841FB644E1A93EA2B41C901163D389F584104BF2DB0B4EA2B4177429CFEF39E584194F291668EEA2B411C544418E29E5841A99E6601C3EA2B41AF214C06D79E58414DD3B647CFEA2B419E596C1AC79E5841D3583D8FE3ED2B4180B2FAF3C19E5841CA96DD633FEF2B4133AEA980D99E584106AAA14FF3EF2B4128C0B92CE89E58412B4A4DE75EF12B412BBC85C90B9F5841D691540AAAF22B41D809E5E3339F58416020FECD35F32B411015D649499F5841E006BCA6E2F62B41D599EEEDEB9F584174491B28EAF82B41F4FF394B4AA05841F6AA36B99EFB2B418AB9F938DFA0584164D9551F4DFD2B41959E51BA25A158413F3DE7BBEEFD2B41871F4D563CA15841FF05E3024CFF2B41A04A674A66A1584196CFB5E18F032C41A13E69E5D2A1584148986D67BE042C41897EE92AFBA15841E585829DAE052C41DD3A620926A25841996697B1F9032C4125258076BFA25841500D919051032C41375C6A7DAFA2584156CEA096A5012C41050B6AE299A258416BA788C499002C417926977989A25841D4583B4F21002C41F7C8F77687A258418BC33E63C3FF2B41DA5EA4E788A258414AF0DB6AB0FF2B4122F318F68DA25841A046C794D4FF2B41D7E6DF3D97A2584179921696D3FF2B41FF28002FA3A258410BF994D9AFFF2B41DECDCB5FC2A2584101B8771FAAFF2B413F9AC0D7D5A258411965B799D8FE2B41E4026C23DEA2584157F3F7C39EFE2B41145BCE48E7A258418D074643C8FE2B41ED9D59B0E9A258417E770FDDCAFE2B419010576CEEA2584143047097B8FE2B4198905821EFA258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1:14:59+02</text:p>
          </table:table-cell>
          <table:table-cell office:value-type="string" calcext:value-type="string">
            <text:p>2019-07-18 11:16:59+02</text:p>
          </table:table-cell>
          <table:table-cell office:value-type="float" office:value="44641" calcext:value-type="float">
            <text:p>44641</text:p>
          </table:table-cell>
          <table:table-cell office:value-type="float" office:value="44665" calcext:value-type="float">
            <text:p>44665</text:p>
          </table:table-cell>
          <table:table-cell office:value-type="float" office:value="120" calcext:value-type="float">
            <text:p>120</text:p>
          </table:table-cell>
          <table:table-cell office:value-type="float" office:value="231" calcext:value-type="float">
            <text:p>231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01020000206A0800000A000000A23BFF1206FE2B410562ACB3FCA258419BC86055F1FD2B41D798ACBDFEA25841B0A0EF4506FE2B4101C53CDCFDA258411647F74EF8FD2B4176E08B0500A35841EA2B070D1BFE2B415663EF5B00A35841E8DE8BBD93FE2B412739F01BF9A25841A07353B8ADFE2B4134170BDFF9A258418FE9192DB2FE2B4138840BFEF7A25841A017B60862FE2B4169CD29E4F8A258411C70ABF91AFE2B4162720B9001A358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4:21:56+02</text:p>
          </table:table-cell>
          <table:table-cell office:value-type="string" calcext:value-type="string">
            <text:p>2019-07-18 14:31:36+02</text:p>
          </table:table-cell>
          <table:table-cell office:value-type="float" office:value="44777" calcext:value-type="float">
            <text:p>44777</text:p>
          </table:table-cell>
          <table:table-cell office:value-type="float" office:value="44893" calcext:value-type="float">
            <text:p>44893</text:p>
          </table:table-cell>
          <table:table-cell office:value-type="float" office:value="580" calcext:value-type="float">
            <text:p>580</text:p>
          </table:table-cell>
          <table:table-cell office:value-type="float" office:value="3278" calcext:value-type="float">
            <text:p>3278</text:p>
          </table:table-cell>
          <table:table-cell office:value-type="float" office:value="5.65" calcext:value-type="float">
            <text:p>5.65</text:p>
          </table:table-cell>
          <table:table-cell office:value-type="string" calcext:value-type="string">
            <text:p>01020000206A0800001600000004798E2DD5FD2B419DA7E9460CA35841C5AD71D5D8FD2B41F8ADCB8309A35841B480796BEDFD2B41BA33BBD618A3584190BCC2C3E5FD2B41F65DD86322A35841DA11B9BB52FC2B4146B258EE24A3584152FD7DDFCFFA2B41463F6E4D1FA3584197ED56E53EF92B41156AC0BE25A35841692E5FB338F92B416F5DB0E53BA3584147F55F17F0F52B41D03E5C673AA35841CE67C8E119F52B414E2555210EA3584185330365C8F42B412B2DEC5CEDA258411B5FB19780F42B41E6CDD1D0D8A258418910B8EC74F42B410E77B4FECEA258414830E91C83F42B417FE0FC52C7A25841F6F8F597A9F42B4129B9B952B9A25841D9DBC195D0F42B41DB3318F2B1A258415963DDA6EAF32B41248201E1AFA25841EA35A04245F12B41771A0571B7A2584100D87C75A6F02B41D1686480BAA258411E1408B2C0EF2B41CEC259F5C5A25841FD4E57E01BEE2B41B6B4057EC6A2584118FFC7EA2CEA2B417C99ED377AA258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4:33:16+02</text:p>
          </table:table-cell>
          <table:table-cell office:value-type="string" calcext:value-type="string">
            <text:p>2019-07-18 14:39:16+02</text:p>
          </table:table-cell>
          <table:table-cell office:value-type="float" office:value="44913" calcext:value-type="float">
            <text:p>44913</text:p>
          </table:table-cell>
          <table:table-cell office:value-type="float" office:value="44985" calcext:value-type="float">
            <text:p>44985</text:p>
          </table:table-cell>
          <table:table-cell office:value-type="float" office:value="360" calcext:value-type="float">
            <text:p>360</text:p>
          </table:table-cell>
          <table:table-cell office:value-type="float" office:value="766" calcext:value-type="float">
            <text:p>766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01020000206A0800000D00000074B7B4A516EA2B41B5DEE04979A258411C93677468E92B4118AC60EE6DA25841F084EF6766E92B41D21C921668A25841CB8258EF22E92B4197C5210262A25841448795360FE92B411D172C1E65A2584174B05813C4E82B4188B55E2E61A25841400B581E86E82B4141E755BA60A25841DD16A20756E72B419FAAFA0F6AA258413D00453EBCE62B41F82D76096CA258414108FAA8FCE52B41C513CE0561A25841FCF0B9604CE52B41D90CA2B653A25841C61C01AA1BE52B41D5FF3D184CA2584157E06694DAE42B41CE070FAF49A258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4:40:21+02</text:p>
          </table:table-cell>
          <table:table-cell office:value-type="string" calcext:value-type="string">
            <text:p>2019-07-18 14:45:26+02</text:p>
          </table:table-cell>
          <table:table-cell office:value-type="float" office:value="44998" calcext:value-type="float">
            <text:p>44998</text:p>
          </table:table-cell>
          <table:table-cell office:value-type="float" office:value="45059" calcext:value-type="float">
            <text:p>45059</text:p>
          </table:table-cell>
          <table:table-cell office:value-type="float" office:value="305" calcext:value-type="float">
            <text:p>305</text:p>
          </table:table-cell>
          <table:table-cell office:value-type="float" office:value="754" calcext:value-type="float">
            <text:p>754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01020000206A0800000A000000BA22503DC5E42B41BF9BC9124BA2584126259C8374E42B41B0CC007047A25841A2C7747A6FE22B41D50E092123A25841445AD4BD2CE22B4162DD180C33A2584101C25AC841E22B411780856339A25841205BC5BE37E22B41168352703EA258416333B20ED2E12B41400B1C1149A25841A5C0DDFDA6E12B410E71B5CC55A258413CAE63468AE02B417C09101F61A25841153EBF1F65E02B41C24818C264A258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4:45:36+02</text:p>
          </table:table-cell>
          <table:table-cell office:value-type="string" calcext:value-type="string">
            <text:p>2019-07-18 14:48:06+02</text:p>
          </table:table-cell>
          <table:table-cell office:value-type="float" office:value="45061" calcext:value-type="float">
            <text:p>45061</text:p>
          </table:table-cell>
          <table:table-cell office:value-type="float" office:value="45091" calcext:value-type="float">
            <text:p>45091</text:p>
          </table:table-cell>
          <table:table-cell office:value-type="float" office:value="150" calcext:value-type="float">
            <text:p>150</text:p>
          </table:table-cell>
          <table:table-cell office:value-type="float" office:value="389" calcext:value-type="float">
            <text:p>389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01020000206A08000008000000B6898C5660E02B4178CEF00365A258411DC358E03FE02B41D1DBF0E465A258411EF83F329CE02B418E65EABF86A25841CDD7DF7883E12B41043DD8D186A25841D0215823DFE12B41969D131F82A25841EB6A62A9D2E12B4129254B057DA25841E484531DB1E12B415A8EA53C7AA25841D8708099ABE12B41599661A373A258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5:27:46+02</text:p>
          </table:table-cell>
          <table:table-cell office:value-type="string" calcext:value-type="string">
            <text:p>2019-07-18 15:33:11+02</text:p>
          </table:table-cell>
          <table:table-cell office:value-type="float" office:value="45551" calcext:value-type="float">
            <text:p>45551</text:p>
          </table:table-cell>
          <table:table-cell office:value-type="float" office:value="45616" calcext:value-type="float">
            <text:p>45616</text:p>
          </table:table-cell>
          <table:table-cell office:value-type="float" office:value="325" calcext:value-type="float">
            <text:p>325</text:p>
          </table:table-cell>
          <table:table-cell office:value-type="float" office:value="436" calcext:value-type="float">
            <text:p>436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01020000206A0800000A0000005235960DA2E12B4165D49C8258A2584190AB2BA476E12B415BDCEDFF5CA25841C1625B1898E12B41B0B354C666A25841F5372B97A3E12B413024BB5571A25841385BB910CDE12B41F89AF25D7DA258412BBBA660F2E12B413EA8E9B181A25841DEEE7EF5F5E12B41CDF2DC8D8AA25841DBF3BEA138E22B415A9CD65797A258414C87E52546E32B410C52C07796A258415CE927FD5AE32B415683B9C798A258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5:33:41+02</text:p>
          </table:table-cell>
          <table:table-cell office:value-type="string" calcext:value-type="string">
            <text:p>2019-07-18 15:36:51+02</text:p>
          </table:table-cell>
          <table:table-cell office:value-type="float" office:value="45622" calcext:value-type="float">
            <text:p>45622</text:p>
          </table:table-cell>
          <table:table-cell office:value-type="float" office:value="45660" calcext:value-type="float">
            <text:p>45660</text:p>
          </table:table-cell>
          <table:table-cell office:value-type="float" office:value="190" calcext:value-type="float">
            <text:p>190</text:p>
          </table:table-cell>
          <table:table-cell office:value-type="float" office:value="277" calcext:value-type="float">
            <text:p>277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01020000206A08000007000000111AD4B865E32B41F3B4A4C099A25841043F142B39E32B4106018B889FA258417A4FC54048E32B41AEE5239EA5A2584136563000AFE32B41E431BBC1B0A258413BD26DA8A5E32B4161B34008B8A258414A818A34B0E32B41B6EBD385BCA25841E88A5D193CE42B414E33716ACFA258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5:42:26+02</text:p>
          </table:table-cell>
          <table:table-cell office:value-type="string" calcext:value-type="string">
            <text:p>2019-07-18 16:03:26+02</text:p>
          </table:table-cell>
          <table:table-cell office:value-type="float" office:value="45727" calcext:value-type="float">
            <text:p>45727</text:p>
          </table:table-cell>
          <table:table-cell office:value-type="float" office:value="45979" calcext:value-type="float">
            <text:p>45979</text:p>
          </table:table-cell>
          <table:table-cell office:value-type="float" office:value="1260" calcext:value-type="float">
            <text:p>1260</text:p>
          </table:table-cell>
          <table:table-cell office:value-type="float" office:value="4625" calcext:value-type="float">
            <text:p>4625</text:p>
          </table:table-cell>
          <table:table-cell office:value-type="float" office:value="3.67" calcext:value-type="float">
            <text:p>3.67</text:p>
          </table:table-cell>
          <table:table-cell office:value-type="string" calcext:value-type="string">
            <text:p>01020000206A0800003500000003EFB4D065E42B4190D0DD98D9A25841F00402BC6AE42B41C477B4B3DBA25841895F47C5FAE42B4157D18CBDDCA258414479046B4FE52B41763FC651E1A2584198C0A39070E52B41BCD68489E5A258412DA203BF9BE52B41AAD16CE1E1A25841E489C28DDAE52B41B0DD1822E1A25841B222F3B296E62B414D47B1A1E4A258412760B2BD17E72B419396360FE3A25841C1A1A6B263E72B415CF54AF6E4A2584103DE785982E72B41361FB8C7E7A25841E7A23B2FA8E72B41A1C28D2DFCA25841DC0DC84FDBE72B41A2987F6606A358414402D03FF8E72B41C3FC722314A358419A85569A7CE82B41D05501D636A3584184E183728FE82B41CFAB01AB3AA35841185DE0DDA0E82B4108690F303AA35841FC2B70DE78E92B4110E9D2F365A3584132015C8ADEEA2B41AEA4D6129DA35841F67368455BEB2B419E53DDFEAAA35841901FE9B7B1EC2B41B9992B59DEA358419102B6FD02EE2B41938DDFAD0CA45841F0DC34B164EF2B41715FCF280BA4584181187616FCEF2B41BE0F778703A45841CC6302183DF02B41A03D586002A458413FE7014405F12B4160AE08DE04A4584119786ECF6BF12B41AD372BB1FEA358415D28EB631EF22B411595D2CCEEA35841D929EEC41CF42B41759BB049DAA35841C46FFE1641F52B41F6E74F53B8A35841547FE0FC11F62B41658353879CA3584112E218D26FF62B4184959E638BA3584188E9AA15BAF62B41A943960D79A35841898A725768F72B41E230D8FD47A35841AAFC7198B0F72B41B6D1C2DE3CA35841828CD712FFF72B41712F21C934A358418D72484A4AF82B41E0A18B002FA358413A618089B6F82B41BE3EB70E2AA35841F118E7496CF92B41E227245527A35841428D9A61F3FB2B410EF688412FA358419721F70C99FC2B41489D377433A3584174662B17C3FC2B41F2D9F5A229A3584178F49343EAFC2B413737121D29A35841B07CAE1405FD2B410EF1740425A358417C56232670FD2B41CF11760828A358419D4248D0C4FD2B41002E3FE026A35841ACB204C3E2FD2B415F7928B124A35841EA89C17F06FE2B418108FEBB0FA35841FE7907A262FE2B41A46C38E502A3584142E4BCEC47FE2B41BF7BBE31FEA25841A00A89CC4DFE2B41C5292586F3A25841EF0FC24B7DFE2B41AEB8D48BEEA2584132F233CC9EFE2B4144BAA492EFA258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8 16:04:01+02</text:p>
          </table:table-cell>
          <table:table-cell office:value-type="string" calcext:value-type="string">
            <text:p>2019-07-18 16:18:16+02</text:p>
          </table:table-cell>
          <table:table-cell office:value-type="float" office:value="45986" calcext:value-type="float">
            <text:p>45986</text:p>
          </table:table-cell>
          <table:table-cell office:value-type="float" office:value="46157" calcext:value-type="float">
            <text:p>46157</text:p>
          </table:table-cell>
          <table:table-cell office:value-type="float" office:value="855" calcext:value-type="float">
            <text:p>855</text:p>
          </table:table-cell>
          <table:table-cell office:value-type="float" office:value="7361" calcext:value-type="float">
            <text:p>7361</text:p>
          </table:table-cell>
          <table:table-cell office:value-type="float" office:value="8.61" calcext:value-type="float">
            <text:p>8.61</text:p>
          </table:table-cell>
          <table:table-cell office:value-type="string" calcext:value-type="string">
            <text:p>01020000206A08000039000000579F5852AAFE2B417BD2B893EFA25841E68049FBA0FE2B412C18D4A7E9A25841DCA706D776FE2B410B5E1AD0E5A25841E4A7A8938FFE2B411AAD40BCE0A25841D2C675017DFF2B41657FB422D5A25841803D0043D8FF2B41DA68AA979FA25841F7D38FF0BCFF2B41874B289C95A2584179769E1D14FF2B418A3FC8DA6EA258418057D47DFEFE2B41D812A9A05DA258416A6487720CFF2B418092FBD556A258413AD0217BAE032C41577D58572EA258418C8FA160C5042C41E4CF32AD21A25841D6128A862D052C41C39B902921A25841B666020267062C418AC2544A17A25841C1B843628B072C41E179DD9A12A2584190C330F3F4082C415F19C9F718A2584166E5B71EA9092C41FBE3AA8015A2584116F520E3520A2C41479E15470BA25841C36D1A0CF40A2C41D46FE924FEA15841EF9B14026F0B2C4167459ED7F0A158415EDB3DCBEA0B2C41581834ECDCA158419E3135BB4E0C2C41192FF57AC3A158416EA8E3D8650C2C41E63EEA70B4A15841853AD1C26F0C2C4188D6DD7F9CA15841211F7AB8530C2C4120C8939F8EA158418639AA6C540C2C41D43435297FA1584122984A81A20C2C41767F6A5A63A158415B6372E1910C2C41ECB70CBC31A15841688EFC9FDC0C2C41AC3EC80BF8A0584138BE8A08020D2C41698AE34AEBA058416CE79FE4400D2C4196FE9958DFA05841D8CE8547AF0D2C41873AF0FAD3A05841DB6971575E0F2C419738DE28B8A05841725893260D102C41E164CAFAB8A05841A3C79B3FB2102C41FA26CC8DBDA058418F217C1947112C4129D03B09B7A0584188967175AE112C416A08DDD7A7A05841DD8A3061CD112C415DA59C7094A0584150E08AA503122C412FA36EF480A0584132BF2B2976122C418F45844171A058419A920B2616132C419ACAD4B165A0584132419A5BCB132C41ADDD388B61A058415825F6B889142C410AAB90FD62A0584172A6D6B63E152C4113E615EC5BA05841920A9400EA152C41E9DA0C3351A058410D1D22D5A6162C412353BCFD4CA05841CE3C582161172C41ED2D1F014EA058414A5C5141C8182C41A4461D8443A05841ED4EC45172192C411A7A1B5D3AA058414409A9DB491C2C416702C5922AA058413771C14FC01C2C4118E6CC3A23A05841DA587991611E2C41ACCE8E6A2AA0584121E08ABA451F2C411B6037EF28A05841BDEBC57932202C4108CA41EB2FA05841A02E6F3EE4272C417F08D19C45A05841B6F82BA747282C41EC3A052C51A05841856D1F3860282C41C001FC9D59A058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03:54:41+02</text:p>
          </table:table-cell>
          <table:table-cell office:value-type="string" calcext:value-type="string">
            <text:p>2019-07-19 04:09:51+02</text:p>
          </table:table-cell>
          <table:table-cell office:value-type="float" office:value="46258" calcext:value-type="float">
            <text:p>46258</text:p>
          </table:table-cell>
          <table:table-cell office:value-type="float" office:value="46439" calcext:value-type="float">
            <text:p>46439</text:p>
          </table:table-cell>
          <table:table-cell office:value-type="float" office:value="910" calcext:value-type="float">
            <text:p>910</text:p>
          </table:table-cell>
          <table:table-cell office:value-type="float" office:value="7527" calcext:value-type="float">
            <text:p>7527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01020000206A08000039000000CFB842681D282C41908DEA9E4EA05841E456A3FF27282C41F2EEED974AA05841DBE4059150282C41BC9A8CC64AA058416E7AC1F853282C4148D8FD2147A058410004D0ABFD272C41F33C38773CA0584138823C474B212C41AE60096330A05841D900094F0B202C418245EFD52AA058410A81065A701F2C4171BCF6AD24A05841FC648FA4E51E2C41937B9FF024A0584165C7D61B4A1C2C41E297D4B129A058412128DDFDC81A2C419911BB3835A058413444DC41AD192C418C624FDB35A058413437EF1DD6182C41FB7A99C541A05841C73EB7E478172C41A4F8A8384FA0584172B8970125172C41AF58E42951A05841341BBCCE88162C410B3EC54850A05841F76E65200A162C41B447016D53A05841743C86FC01152C4153EA9B2262A05841F5058F7F73142C418F02EB8066A05841625C66645B132C413813AADC60A05841F5FE2D60D4122C41DD9A728867A058410AD847F356122C41906E5E5971A05841EF107B94F5112C412E7220BC7FA0584124B2BD36C3112C415F68497A91A0584112433D5DA3112C417409CD75A4A05841C62F56C056112C41E9382B83B4A05841AADC479A53102C4146EE4C08BAA058416F3A794FD60F2C41CFEBBA8AB5A058417CE7894C5A0F2C41F392AADAB4A058410F0472BF0C0E2C412BF767FECAA05841C62D5233950D2C41B33B8677D4A058413E83C6C4330D2C41323C506DDFA058412EEF1A93F30C2C410602F44FEDA0584136415B94980C2C4108A63A5B2FA15841A5EE54A5A50C2C41D42159FF67A1584164DE33B5550C2C41C3B8E5BD85A15841BEB38A438B0C2C41AA6706CAA5A15841A1E3B3AB7B0C2C41675E12DFB7A1584138CEB198480C2C413D004F47CBA15841A9E540FE050C2C416BBDA93CDBA15841AC481826520B2C4199A57E9FF5A15841663F3CC5CF0A2C412BBD504A02A258414EFD10C399092C415DF5590217A25841B4324554EC082C419D7546CF19A25841725AE66B97072C41BC97978214A25841C93FBC0235062C416711FCDD1AA25841481BD46214052C41F30141D924A2584128C4B7B1C2042C41F67DF7462AA2584188D84DFB55042C41A5422C302BA258418C7B31E732032C419444C99A34A258417478FFD004FF2B415A0920B15AA258411A1E5BC5D1FB2B41FAA2CD8174A25841BE19F594DDFA2B416893E1F77EA258416B420023CAFA2B41910D72BC85A258411CD964F8F5FA2B41E1A97DD88DA2584195E1747BCAFA2B416FF76DDFAAA25841652B9D3B24FB2B41AFAF495AC6A258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06:19:39+02</text:p>
          </table:table-cell>
          <table:table-cell office:value-type="string" calcext:value-type="string">
            <text:p>2019-07-19 06:23:59+02</text:p>
          </table:table-cell>
          <table:table-cell office:value-type="float" office:value="46500" calcext:value-type="float">
            <text:p>46500</text:p>
          </table:table-cell>
          <table:table-cell office:value-type="float" office:value="46552" calcext:value-type="float">
            <text:p>46552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01020000206A0800000A000000093FB41919FE2B418846113DFAA2584129657A1A5AFE2B41DA98F3ADF1A25841443693E55EFE2B4144D82299EEA25841A6F3598B83FE2B411CB4B16AF2A258417C2F21491FFF2B410C87DA8AE8A2584159C00CC875FF2B41C990A38AE5A25841F26BF3D289FF2B41C26363CBDAA2584174E5DEC4ACFF2B410E87299DD7A258418A432AAA69002C4187F03C9ED5A25841467BB5EC1C012C4162FF99BFDCA258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08:54:37+02</text:p>
          </table:table-cell>
          <table:table-cell office:value-type="string" calcext:value-type="string">
            <text:p>2019-07-19 08:56:07+02</text:p>
          </table:table-cell>
          <table:table-cell office:value-type="float" office:value="47874" calcext:value-type="float">
            <text:p>47874</text:p>
          </table:table-cell>
          <table:table-cell office:value-type="float" office:value="47886" calcext:value-type="float">
            <text:p>47886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01020000206A080000050000007B426CBDEC002C416F497407E6A258415BEFC912E8002C4183BFCBB8E7A25841785F3A4C2F012C41455491CDE7A25841EA8BF8E91E012C413DD7781CEBA25841BA4F5A802F012C419C925BBDEBA258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09:03:07+02</text:p>
          </table:table-cell>
          <table:table-cell office:value-type="string" calcext:value-type="string">
            <text:p>2019-07-19 09:07:52+02</text:p>
          </table:table-cell>
          <table:table-cell office:value-type="float" office:value="47911" calcext:value-type="float">
            <text:p>47911</text:p>
          </table:table-cell>
          <table:table-cell office:value-type="float" office:value="47968" calcext:value-type="float">
            <text:p>47968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01020000206A0800000900000041162496AC012C412D456CCFFEA25841405DDD27B4012C41FF1E72050BA35841DB2DF470A2012C4160B9B34410A358416753C5EA55012C41E216701215A358412115F69529012C41656496E51AA358418090CEEF06012C41608C54291BA35841EDEBF9B30D012C419C36A42E1DA35841A2BA662797002C41D243A6EE28A35841B53EDC15B4002C418831A48F35A358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09:37:42+02</text:p>
          </table:table-cell>
          <table:table-cell office:value-type="string" calcext:value-type="string">
            <text:p>2019-07-19 09:45:27+02</text:p>
          </table:table-cell>
          <table:table-cell office:value-type="float" office:value="48326" calcext:value-type="float">
            <text:p>48326</text:p>
          </table:table-cell>
          <table:table-cell office:value-type="float" office:value="48419" calcext:value-type="float">
            <text:p>48419</text:p>
          </table:table-cell>
          <table:table-cell office:value-type="float" office:value="465" calcext:value-type="float">
            <text:p>465</text:p>
          </table:table-cell>
          <table:table-cell office:value-type="float" office:value="518" calcext:value-type="float">
            <text:p>51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01020000206A0800000B000000656F22B5BC002C41222BE40A30A358413C70E4E28D002C41699A23162CA35841240F170D80002C41E56CAB4127A35841044F220884002C41B6910C4C08A35841510C687A75002C4155E7932804A35841081F1E39BFFF2B4181EA1DB607A35841521D94626DFF2B41C6DD976304A35841EA30BD0870FF2B41DE3F719D0DA35841365ED0EC1DFF2B41F2B5EBCA11A35841461A32D065FE2B41D14DE1E60EA35841F4268FFF4BFE2B415BC7B8AF0BA358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14:17:16+02</text:p>
          </table:table-cell>
          <table:table-cell office:value-type="string" calcext:value-type="string">
            <text:p>2019-07-19 14:18:36+02</text:p>
          </table:table-cell>
          <table:table-cell office:value-type="float" office:value="48501" calcext:value-type="float">
            <text:p>48501</text:p>
          </table:table-cell>
          <table:table-cell office:value-type="float" office:value="48517" calcext:value-type="float">
            <text:p>48517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01020000206A0800000800000064A3C67897FD2B413559B56904A3584197B03FF08FFD2B4113FFA084FFA25841D06BC45AA8FD2B410739E472FDA258418AE9C207FAFC2B4148876402FDA25841B014B85C9AFC2B4173BA63D702A3584190CAADB1E7FA2B419491E57900A358414811867F94FA2B41CA6D7682FAA25841675FB0F584FA2B417BAB53B5EDA258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9 15:49:39+02</text:p>
          </table:table-cell>
          <table:table-cell office:value-type="string" calcext:value-type="string">
            <text:p>2019-07-19 16:04:44+02</text:p>
          </table:table-cell>
          <table:table-cell office:value-type="float" office:value="49598" calcext:value-type="float">
            <text:p>49598</text:p>
          </table:table-cell>
          <table:table-cell office:value-type="float" office:value="49779" calcext:value-type="float">
            <text:p>49779</text:p>
          </table:table-cell>
          <table:table-cell office:value-type="float" office:value="905" calcext:value-type="float">
            <text:p>905</text:p>
          </table:table-cell>
          <table:table-cell office:value-type="float" office:value="8071" calcext:value-type="float">
            <text:p>8071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01020000206A080000410000006A03D970A4FA2B4194B017B3F9A25841A157AC9886FC2B4103888D5602A358416DA0A0C2EFFC2B417E211345FCA2584193298ACBCEFD2B41930D4B0407A35841932BE20DEBFD2B41C2FCB63214A3584130082D5A06FE2B4118925CFE13A358412F42F519E9FD2B41DAC8C5260DA35841420B1FFFDBFD2B415D87306CEDA258419BA0CE1ABBFE2B41FECA1FB4DEA258418A52C85135FF2B41EC0C727FD9A25841BECF45453CFF2B41D655C1EB77A25841C32DD50C02FF2B41E757113869A258419212EEB004FF2B411905606757A25841483934B922042C41930FB0F129A25841FE82C64E75042C413ADE56ED26A2584164E208BCB0042C4148E6516B22A25841C4454B6809052C4184FDE2E622A258411EB3036CB5062C41318A9F2215A25841841203E160072C410DF59BD512A258419A4FC09452092C41AE91FA9718A25841F70CE284EC092C41871F3E8A11A258417934E6EA050B2C417FCBD517FCA15841567BE4277C0B2C410EC90FD1EEA15841D2A792C4DA0B2C41DFE093DCDFA15841EAD80D6F220C2C410B870A87D0A15841188C3524550C2C417DFF5D57BFA158412D8402E66E0C2C41C8418B41A3A15841F2E803B34B0C2C41860513B588A15841307CECD9650C2C415CF94A0D7AA1584143B8BE51970C2C4100682D686BA158414994F056A10C2C41AFB82C5B5CA1584153AC7A31900C2C4119A00DEC34A15841CB841E4D9D0C2C4120DBCD3724A158419D244ACFE50C2C41CC89EE82F1A05841A0531C402B0D2C41AC5838C0E1A058413B3D1B9D960D2C41DF935E07D5A05841AA5EC005210F2C412059AF04BAA058416CDBBE02B20F2C41F832A1F4B6A058413321329047102C4190E0CED4BBA05841AAE0F7A5E5102C4110253E69BDA0584121DE0F9A6F112C41B6970DD1B2A05841E401C696AF112C41AEC76729A0A05841E94DC7BBCE112C41617FD00B8BA058412371A0162C122C411E3C155678A0584109DA35C1BE122C419FC762C56AA05841E070EDC668132C411F64888F63A05841576AF5861C142C41659B3D6566A058413D4B2AC8CD142C413C65331965A05841EAB46C5208162C41B1C52A6652A058413415B11935172C419BB4D29F52A058412A5CEA52A2172C41C2F9C40D50A058412A4789D78D182C4199D98A0648A05841F05A54EC1B192C413ADC148240A05841604DDAEEBC1A2C41EA4512FE37A05841D7038AABE91A2C4175122D043BA0584165A33BDF261C2C41ED43B96132A05841CAE4E430861C2C4180DC027429A05841CCFCA362DB1E2C41E490C7BC28A0584137AD682B4F1F2C417000FF1327A05841DD32D89BC41F2C41A92EF2762CA058419A90EA1043212C414D81C68632A058415353A17FC3212C41D1A4620937A058410DD2F184D0272C415A0F627B2AA05841F58EC178DC272C41E32DC34C45A058412461713938282C4139966F0E51A05841</text:p>
          </table:table-cell>
        </table:table-row>
        <table:table-row table:style-name="ro1" table:number-rows-repeated="104847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5">00/00/0000</text:date>, <text:time style:data-style-name="N2" text:time-value="18:09:48.2597181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3-05T18:11:48.326633375</dc:date>
    <meta:editing-duration>PT4M51S</meta:editing-duration>
    <meta:editing-cycles>2</meta:editing-cycles>
    <meta:document-statistic meta:table-count="1" meta:cell-count="1056" meta:object-count="0"/>
  </office:meta>
</office:document-meta>
</file>